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Ubuntu" svg:font-family="Ubuntu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13e2940" officeooo:paragraph-rsid="013e2940" style:font-size-asian="8pt" style:font-size-complex="8pt"/>
    </style:style>
    <style:style style:name="P2" style:family="paragraph" style:parent-style-name="Standard">
      <style:paragraph-properties fo:line-height="115%"/>
      <style:text-properties officeooo:rsid="001c2273" officeooo:paragraph-rsid="0029e1ad"/>
    </style:style>
    <style:style style:name="P3" style:family="paragraph" style:parent-style-name="Standard">
      <style:paragraph-properties fo:line-height="115%"/>
      <style:text-properties officeooo:rsid="001c2273" officeooo:paragraph-rsid="002dd1f3"/>
    </style:style>
    <style:style style:name="P4" style:family="paragraph" style:parent-style-name="Standard">
      <style:paragraph-properties fo:line-height="115%"/>
      <style:text-properties officeooo:rsid="001c2273" officeooo:paragraph-rsid="00692fce"/>
    </style:style>
    <style:style style:name="P5" style:family="paragraph" style:parent-style-name="Standard">
      <style:paragraph-properties fo:line-height="115%"/>
      <style:text-properties officeooo:rsid="001c2273" officeooo:paragraph-rsid="001c2273"/>
    </style:style>
    <style:style style:name="P6" style:family="paragraph" style:parent-style-name="Standard">
      <style:paragraph-properties fo:line-height="115%"/>
      <style:text-properties fo:font-weight="bold" officeooo:rsid="001c2273" officeooo:paragraph-rsid="001c2273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officeooo:rsid="001c2273" officeooo:paragraph-rsid="002725e3" style:font-weight-asian="bold" style:font-weight-complex="bold"/>
    </style:style>
    <style:style style:name="P8" style:family="paragraph" style:parent-style-name="Standard">
      <style:paragraph-properties fo:line-height="115%"/>
      <style:text-properties fo:font-weight="bold" officeooo:rsid="001c2273" officeooo:paragraph-rsid="003c2630" style:font-weight-asian="bold" style:font-weight-complex="bold"/>
    </style:style>
    <style:style style:name="P9" style:family="paragraph" style:parent-style-name="Standard">
      <style:paragraph-properties fo:line-height="115%"/>
      <style:text-properties fo:font-weight="bold" officeooo:rsid="001c2273" officeooo:paragraph-rsid="004073a3" style:font-weight-asian="bold" style:font-weight-complex="bold"/>
    </style:style>
    <style:style style:name="P10" style:family="paragraph" style:parent-style-name="Standard">
      <style:paragraph-properties fo:line-height="115%"/>
      <style:text-properties fo:font-weight="bold" officeooo:rsid="001c2273" officeooo:paragraph-rsid="0044f5d4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bold" officeooo:rsid="001c2273" officeooo:paragraph-rsid="004aeb21" style:font-weight-asian="bold" style:font-weight-complex="bold"/>
    </style:style>
    <style:style style:name="P12" style:family="paragraph" style:parent-style-name="Standard">
      <style:paragraph-properties fo:line-height="115%"/>
      <style:text-properties fo:font-weight="bold" officeooo:rsid="001c2273" officeooo:paragraph-rsid="0049acb7" style:font-weight-asian="bold" style:font-weight-complex="bold"/>
    </style:style>
    <style:style style:name="P13" style:family="paragraph" style:parent-style-name="Standard">
      <style:paragraph-properties fo:line-height="115%"/>
      <style:text-properties fo:font-weight="bold" officeooo:rsid="001c2273" officeooo:paragraph-rsid="005261f1" style:font-weight-asian="bold" style:font-weight-complex="bold"/>
    </style:style>
    <style:style style:name="P14" style:family="paragraph" style:parent-style-name="Standard">
      <style:paragraph-properties fo:line-height="115%"/>
      <style:text-properties fo:font-weight="bold" officeooo:rsid="001c2273" officeooo:paragraph-rsid="0054e029" style:font-weight-asian="bold" style:font-weight-complex="bold"/>
    </style:style>
    <style:style style:name="P15" style:family="paragraph" style:parent-style-name="Standard">
      <style:paragraph-properties fo:line-height="115%"/>
      <style:text-properties fo:font-weight="bold" officeooo:rsid="001c2273" officeooo:paragraph-rsid="0058a4bc" style:font-weight-asian="bold" style:font-weight-complex="bold"/>
    </style:style>
    <style:style style:name="P16" style:family="paragraph" style:parent-style-name="Standard">
      <style:paragraph-properties fo:line-height="115%"/>
      <style:text-properties fo:font-weight="bold" officeooo:rsid="001c2273" officeooo:paragraph-rsid="005de9ff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bold" officeooo:rsid="001c2273" officeooo:paragraph-rsid="006261e5" style:font-weight-asian="bold" style:font-weight-complex="bold"/>
    </style:style>
    <style:style style:name="P18" style:family="paragraph" style:parent-style-name="Standard">
      <style:paragraph-properties fo:line-height="115%"/>
      <style:text-properties fo:font-weight="bold" officeooo:rsid="001c2273" officeooo:paragraph-rsid="0063b744" style:font-weight-asian="bold" style:font-weight-complex="bold"/>
    </style:style>
    <style:style style:name="P19" style:family="paragraph" style:parent-style-name="Standard">
      <style:paragraph-properties fo:line-height="115%"/>
      <style:text-properties fo:font-weight="bold" officeooo:rsid="001c2273" officeooo:paragraph-rsid="006ed0fe" style:font-weight-asian="bold" style:font-weight-complex="bold"/>
    </style:style>
    <style:style style:name="P20" style:family="paragraph" style:parent-style-name="Standard">
      <style:paragraph-properties fo:line-height="115%"/>
      <style:text-properties fo:font-weight="bold" officeooo:rsid="001c2273" officeooo:paragraph-rsid="0070ea96" style:font-weight-asian="bold" style:font-weight-complex="bold"/>
    </style:style>
    <style:style style:name="P21" style:family="paragraph" style:parent-style-name="Standard">
      <style:paragraph-properties fo:line-height="115%"/>
      <style:text-properties fo:font-weight="bold" officeooo:rsid="001c2273" officeooo:paragraph-rsid="0076bb34" style:font-weight-asian="bold" style:font-weight-complex="bold"/>
    </style:style>
    <style:style style:name="P22" style:family="paragraph" style:parent-style-name="Standard">
      <style:paragraph-properties fo:line-height="115%"/>
      <style:text-properties fo:font-weight="bold" officeooo:rsid="001c2273" officeooo:paragraph-rsid="0078a23e" style:font-weight-asian="bold" style:font-weight-complex="bold"/>
    </style:style>
    <style:style style:name="P23" style:family="paragraph" style:parent-style-name="Standard">
      <style:paragraph-properties fo:line-height="115%"/>
      <style:text-properties fo:font-weight="bold" officeooo:rsid="001c2273" officeooo:paragraph-rsid="007bb8a5" style:font-weight-asian="bold" style:font-weight-complex="bold"/>
    </style:style>
    <style:style style:name="P24" style:family="paragraph" style:parent-style-name="Standard">
      <style:paragraph-properties fo:line-height="115%"/>
      <style:text-properties fo:font-weight="bold" officeooo:rsid="001c2273" officeooo:paragraph-rsid="0081174c" style:font-weight-asian="bold" style:font-weight-complex="bold"/>
    </style:style>
    <style:style style:name="P25" style:family="paragraph" style:parent-style-name="Standard">
      <style:paragraph-properties fo:line-height="115%"/>
      <style:text-properties fo:font-weight="bold" officeooo:rsid="001c2273" officeooo:paragraph-rsid="0083706d" style:font-weight-asian="bold" style:font-weight-complex="bold"/>
    </style:style>
    <style:style style:name="P26" style:family="paragraph" style:parent-style-name="Standard">
      <style:paragraph-properties fo:line-height="115%"/>
      <style:text-properties fo:font-weight="bold" officeooo:rsid="001c2273" officeooo:paragraph-rsid="0084e375" style:font-weight-asian="bold" style:font-weight-complex="bold"/>
    </style:style>
    <style:style style:name="P27" style:family="paragraph" style:parent-style-name="Standard">
      <style:paragraph-properties fo:line-height="115%"/>
      <style:text-properties fo:font-weight="bold" officeooo:rsid="001c2273" officeooo:paragraph-rsid="00d1adbb" style:font-weight-asian="bold" style:font-weight-complex="bold"/>
    </style:style>
    <style:style style:name="P28" style:family="paragraph" style:parent-style-name="Standard">
      <style:paragraph-properties fo:line-height="115%"/>
      <style:text-properties fo:font-weight="bold" officeooo:rsid="001c2273" officeooo:paragraph-rsid="00ec3106" style:font-weight-asian="bold" style:font-weight-complex="bold"/>
    </style:style>
    <style:style style:name="P29" style:family="paragraph" style:parent-style-name="Standard">
      <style:paragraph-properties fo:line-height="115%"/>
      <style:text-properties fo:font-weight="bold" officeooo:rsid="001c2273" officeooo:paragraph-rsid="016c680c" style:font-weight-asian="bold" style:font-weight-complex="bold"/>
    </style:style>
    <style:style style:name="P30" style:family="paragraph" style:parent-style-name="Standard">
      <style:paragraph-properties fo:line-height="115%"/>
      <style:text-properties fo:font-weight="bold" officeooo:rsid="001c2273" officeooo:paragraph-rsid="016f07b8" style:font-weight-asian="bold" style:font-weight-complex="bold"/>
    </style:style>
    <style:style style:name="P31" style:family="paragraph" style:parent-style-name="Standard">
      <style:paragraph-properties fo:line-height="115%"/>
      <style:text-properties fo:font-weight="bold" officeooo:rsid="0049acb7" officeooo:paragraph-rsid="0049acb7" style:font-weight-asian="bold" style:font-weight-complex="bold"/>
    </style:style>
    <style:style style:name="P32" style:family="paragraph" style:parent-style-name="Standard">
      <style:paragraph-properties fo:line-height="115%"/>
      <style:text-properties fo:font-weight="bold" officeooo:rsid="0049acb7" officeooo:paragraph-rsid="005261f1" style:font-weight-asian="bold" style:font-weight-complex="bold"/>
    </style:style>
    <style:style style:name="P33" style:family="paragraph" style:parent-style-name="Standard">
      <style:paragraph-properties fo:line-height="115%"/>
      <style:text-properties fo:font-weight="bold" officeooo:rsid="005de9ff" officeooo:paragraph-rsid="005de9ff" style:font-weight-asian="bold" style:font-weight-complex="bold"/>
    </style:style>
    <style:style style:name="P34" style:family="paragraph" style:parent-style-name="Standard">
      <style:paragraph-properties fo:line-height="115%"/>
      <style:text-properties fo:font-weight="bold" officeooo:rsid="005de9ff" officeooo:paragraph-rsid="006261e5" style:font-weight-asian="bold" style:font-weight-complex="bold"/>
    </style:style>
    <style:style style:name="P35" style:family="paragraph" style:parent-style-name="Standard">
      <style:paragraph-properties fo:line-height="115%"/>
      <style:text-properties fo:font-weight="bold" officeooo:rsid="005de9ff" officeooo:paragraph-rsid="0075ec8e" style:font-weight-asian="bold" style:font-weight-complex="bold"/>
    </style:style>
    <style:style style:name="P36" style:family="paragraph" style:parent-style-name="Standard">
      <style:paragraph-properties fo:line-height="115%"/>
      <style:text-properties fo:font-weight="bold" officeooo:rsid="006261e5" officeooo:paragraph-rsid="006261e5" style:font-weight-asian="bold" style:font-weight-complex="bold"/>
    </style:style>
    <style:style style:name="P37" style:family="paragraph" style:parent-style-name="Standard">
      <style:paragraph-properties fo:line-height="115%"/>
      <style:text-properties fo:font-weight="bold" officeooo:rsid="006261e5" officeooo:paragraph-rsid="00680892" style:font-weight-asian="bold" style:font-weight-complex="bold"/>
    </style:style>
    <style:style style:name="P38" style:family="paragraph" style:parent-style-name="Standard">
      <style:paragraph-properties fo:line-height="115%"/>
      <style:text-properties fo:font-weight="bold" officeooo:rsid="006261e5" officeooo:paragraph-rsid="0075ec8e" style:font-weight-asian="bold" style:font-weight-complex="bold"/>
    </style:style>
    <style:style style:name="P39" style:family="paragraph" style:parent-style-name="Standard">
      <style:paragraph-properties fo:line-height="115%"/>
      <style:text-properties fo:font-weight="bold" officeooo:rsid="006261e5" officeooo:paragraph-rsid="0081bc31" style:font-weight-asian="bold" style:font-weight-complex="bold"/>
    </style:style>
    <style:style style:name="P40" style:family="paragraph" style:parent-style-name="Standard">
      <style:paragraph-properties fo:line-height="115%"/>
      <style:text-properties fo:font-weight="bold" officeooo:rsid="006261e5" officeooo:paragraph-rsid="0084e375" style:font-weight-asian="bold" style:font-weight-complex="bold"/>
    </style:style>
    <style:style style:name="P41" style:family="paragraph" style:parent-style-name="Standard">
      <style:paragraph-properties fo:line-height="115%"/>
      <style:text-properties fo:font-weight="bold" officeooo:rsid="008c452e" officeooo:paragraph-rsid="008c452e" style:font-weight-asian="bold" style:font-weight-complex="bold"/>
    </style:style>
    <style:style style:name="P42" style:family="paragraph" style:parent-style-name="Standard">
      <style:paragraph-properties fo:line-height="115%"/>
      <style:text-properties fo:font-weight="bold" officeooo:rsid="008c452e" officeooo:paragraph-rsid="0084e375" style:font-weight-asian="bold" style:font-weight-complex="bold"/>
    </style:style>
    <style:style style:name="P43" style:family="paragraph" style:parent-style-name="Standard">
      <style:paragraph-properties fo:line-height="115%"/>
      <style:text-properties fo:font-weight="bold" officeooo:rsid="008c452e" officeooo:paragraph-rsid="016228ca" style:font-weight-asian="bold" style:font-weight-complex="bold"/>
    </style:style>
    <style:style style:name="P44" style:family="paragraph" style:parent-style-name="Standard">
      <style:paragraph-properties fo:line-height="115%"/>
      <style:text-properties fo:font-style="normal" fo:font-weight="bold" officeooo:rsid="008c452e" officeooo:paragraph-rsid="00a48489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line-height="115%"/>
      <style:text-properties fo:font-style="normal" fo:font-weight="bold" officeooo:rsid="008c452e" officeooo:paragraph-rsid="00ab55e9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line-height="115%"/>
      <style:text-properties fo:font-style="normal" fo:font-weight="bold" officeooo:rsid="008c452e" officeooo:paragraph-rsid="00b8ad16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115%"/>
      <style:text-properties fo:font-style="normal" fo:font-weight="bold" officeooo:rsid="008c452e" officeooo:paragraph-rsid="00d3e94f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line-height="115%"/>
      <style:text-properties fo:font-style="normal" fo:font-weight="bold" officeooo:rsid="008c452e" officeooo:paragraph-rsid="00ee3e95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line-height="115%"/>
      <style:text-properties fo:font-style="normal" fo:font-weight="bold" officeooo:rsid="008c452e" officeooo:paragraph-rsid="00f64482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line-height="115%"/>
      <style:text-properties fo:font-style="normal" fo:font-weight="bold" officeooo:rsid="008c452e" officeooo:paragraph-rsid="00fa192c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line-height="115%"/>
      <style:text-properties fo:font-style="normal" fo:font-weight="bold" officeooo:rsid="008c452e" officeooo:paragraph-rsid="01083294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line-height="115%"/>
      <style:text-properties fo:font-style="normal" fo:font-weight="bold" officeooo:rsid="008c452e" officeooo:paragraph-rsid="010f1a45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line-height="115%"/>
      <style:text-properties fo:font-style="normal" fo:font-weight="bold" officeooo:rsid="008c452e" officeooo:paragraph-rsid="016228ca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line-height="115%"/>
      <style:text-properties fo:font-style="normal" fo:font-weight="bold" officeooo:rsid="009f54fb" officeooo:paragraph-rsid="00acb015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line-height="115%"/>
      <style:text-properties fo:font-style="normal" fo:font-weight="bold" officeooo:rsid="00a78c85" officeooo:paragraph-rsid="00a78c85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line-height="115%"/>
      <style:text-properties fo:font-style="normal" fo:font-weight="bold" officeooo:rsid="00a78c85" officeooo:paragraph-rsid="00ab55e9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line-height="115%"/>
      <style:text-properties fo:font-style="normal" fo:font-weight="bold" officeooo:rsid="00a78c85" officeooo:paragraph-rsid="00b8ad16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line-height="115%"/>
      <style:text-properties fo:font-style="normal" fo:font-weight="bold" officeooo:rsid="00a78c85" officeooo:paragraph-rsid="00d435b7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line-height="115%"/>
      <style:text-properties fo:font-style="normal" fo:font-weight="bold" officeooo:rsid="00a78c85" officeooo:paragraph-rsid="00efaa35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line-height="115%"/>
      <style:text-properties fo:font-style="normal" fo:font-weight="bold" officeooo:rsid="00a78c85" officeooo:paragraph-rsid="00f64482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line-height="115%"/>
      <style:text-properties fo:font-style="normal" fo:font-weight="bold" officeooo:rsid="00a78c85" officeooo:paragraph-rsid="00fa192c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line-height="115%"/>
      <style:text-properties fo:font-style="normal" fo:font-weight="bold" officeooo:rsid="00a78c85" officeooo:paragraph-rsid="01083294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line-height="115%" fo:text-align="start" style:justify-single-word="false"/>
      <style:text-properties fo:font-style="normal" fo:font-weight="bold" officeooo:rsid="00a78c85" officeooo:paragraph-rsid="013a9c1c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line-height="115%" fo:text-align="start" style:justify-single-word="false"/>
      <style:text-properties fo:font-style="normal" fo:font-weight="bold" officeooo:rsid="00a78c85" officeooo:paragraph-rsid="016228ca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line-height="115%"/>
      <style:text-properties fo:font-style="normal" fo:font-weight="bold" officeooo:rsid="00a78c85" officeooo:paragraph-rsid="016228ca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line-height="200%"/>
      <style:text-properties fo:font-style="normal" fo:font-weight="bold" officeooo:rsid="00a78c85" officeooo:paragraph-rsid="00f64482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line-height="200%"/>
      <style:text-properties fo:font-style="normal" fo:font-weight="bold" officeooo:rsid="00b8b787" officeooo:paragraph-rsid="00cd6ffe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line-height="200%"/>
      <style:text-properties fo:font-style="normal" fo:font-weight="bold" officeooo:rsid="00b8b787" officeooo:paragraph-rsid="016228ca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line-height="200%"/>
      <style:text-properties fo:font-style="normal" fo:font-weight="bold" officeooo:rsid="00d435b7" officeooo:paragraph-rsid="00ea2b23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line-height="200%"/>
      <style:text-properties fo:font-style="normal" fo:font-weight="bold" officeooo:rsid="00d435b7" officeooo:paragraph-rsid="016228ca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line-height="200%"/>
      <style:text-properties fo:font-style="normal" fo:font-weight="bold" officeooo:rsid="01013d69" officeooo:paragraph-rsid="01013d69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line-height="200%"/>
      <style:text-properties fo:font-style="normal" fo:font-weight="bold" officeooo:rsid="01013d69" officeooo:paragraph-rsid="01083294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line-height="115%"/>
      <style:text-properties fo:font-style="normal" fo:font-weight="normal" officeooo:rsid="008d0ec9" officeooo:paragraph-rsid="008d0ec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15%"/>
      <style:text-properties fo:font-style="normal" fo:font-weight="normal" officeooo:rsid="008d0ec9" officeooo:paragraph-rsid="008dd51e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15%"/>
      <style:text-properties fo:font-style="normal" fo:font-weight="normal" officeooo:rsid="008d0ec9" officeooo:paragraph-rsid="00acb015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line-height="115%"/>
      <style:text-properties fo:font-style="normal" fo:font-weight="normal" officeooo:rsid="008d0ec9" officeooo:paragraph-rsid="00b8ad1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line-height="115%"/>
      <style:text-properties fo:font-style="normal" fo:font-weight="normal" officeooo:rsid="008d0ec9" officeooo:paragraph-rsid="01180684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line-height="115%"/>
      <style:text-properties fo:font-style="normal" fo:font-weight="normal" officeooo:rsid="008d0ec9" officeooo:paragraph-rsid="011931aa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line-height="115%"/>
      <style:text-properties fo:font-style="normal" fo:font-weight="normal" officeooo:rsid="008d0ec9" officeooo:paragraph-rsid="01213a30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line-height="115%"/>
      <style:text-properties fo:font-style="normal" fo:font-weight="normal" officeooo:rsid="008d0ec9" officeooo:paragraph-rsid="01236e4f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line-height="115%"/>
      <style:text-properties fo:font-style="normal" fo:font-weight="normal" officeooo:rsid="008d0ec9" officeooo:paragraph-rsid="01236e57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line-height="115%"/>
      <style:text-properties fo:font-style="normal" fo:font-weight="normal" officeooo:rsid="008d0ec9" officeooo:paragraph-rsid="01265479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line-height="115%"/>
      <style:text-properties fo:font-style="normal" fo:font-weight="normal" officeooo:rsid="008d0ec9" officeooo:paragraph-rsid="01295d83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line-height="115%"/>
      <style:text-properties fo:font-style="normal" fo:font-weight="normal" officeooo:rsid="008d0ec9" officeooo:paragraph-rsid="012c1e83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2decab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31bfea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34c43d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line-height="115%" fo:text-align="start" style:justify-single-word="false"/>
      <style:text-properties fo:font-style="normal" fo:font-weight="normal" officeooo:rsid="008d0ec9" officeooo:paragraph-rsid="01379be7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line-height="115%"/>
      <style:text-properties fo:font-style="normal" fo:font-weight="normal" officeooo:rsid="008d0ec9" officeooo:paragraph-rsid="012decab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15%"/>
      <style:text-properties fo:font-style="normal" fo:font-weight="normal" officeooo:rsid="008d0ec9" officeooo:paragraph-rsid="012df846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line-height="115%"/>
      <style:text-properties fo:font-style="normal" fo:font-weight="normal" officeooo:rsid="008d0ec9" officeooo:paragraph-rsid="0135a924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line-height="115%"/>
      <style:text-properties fo:font-style="normal" fo:font-weight="normal" officeooo:rsid="008d0ec9" officeooo:paragraph-rsid="017416b2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line-height="115%"/>
      <style:text-properties fo:font-style="normal" fo:font-weight="normal" officeooo:rsid="0092c68d" officeooo:paragraph-rsid="0092c68d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line-height="115%"/>
      <style:text-properties fo:font-style="normal" fo:font-weight="normal" officeooo:rsid="0092c68d" officeooo:paragraph-rsid="00a180bb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line-height="115%"/>
      <style:text-properties fo:font-style="normal" fo:font-weight="normal" officeooo:rsid="0092c68d" officeooo:paragraph-rsid="016228ca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line-height="115%"/>
      <style:text-properties fo:font-style="normal" fo:font-weight="normal" officeooo:rsid="00d3e94f" officeooo:paragraph-rsid="00d3e94f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013d69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083294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0f1a45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379be7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line-height="115%" fo:text-align="start" style:justify-single-word="false"/>
      <style:text-properties fo:font-style="normal" fo:font-weight="normal" officeooo:rsid="00d3e94f" officeooo:paragraph-rsid="017416b2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line-height="115%"/>
      <style:text-properties fo:font-style="normal" fo:font-weight="normal" officeooo:rsid="00d3e94f" officeooo:paragraph-rsid="00f65021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line-height="115%"/>
      <style:text-properties fo:font-style="normal" fo:font-weight="normal" officeooo:rsid="00d3e94f" officeooo:paragraph-rsid="00fa192c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line-height="115%"/>
      <style:text-properties fo:font-style="normal" fo:font-weight="normal" officeooo:rsid="00d3e94f" officeooo:paragraph-rsid="01083294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line-height="115%"/>
      <style:text-properties fo:font-style="normal" fo:font-weight="normal" officeooo:rsid="00d3e94f" officeooo:paragraph-rsid="010f1a45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line-height="115%"/>
      <style:text-properties fo:font-style="normal" fo:font-weight="normal" officeooo:rsid="00d3e94f" officeooo:paragraph-rsid="017416b2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line-height="115%"/>
      <style:text-properties fo:font-style="normal" fo:font-weight="normal" officeooo:rsid="0143408d" officeooo:paragraph-rsid="0143408d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15%"/>
      <style:text-properties officeooo:paragraph-rsid="001c2273"/>
    </style:style>
    <style:style style:name="P109" style:family="paragraph" style:parent-style-name="Standard">
      <style:paragraph-properties fo:line-height="115%"/>
      <style:text-properties officeooo:paragraph-rsid="003e9194"/>
    </style:style>
    <style:style style:name="P110" style:family="paragraph" style:parent-style-name="Standard">
      <style:paragraph-properties fo:line-height="115%"/>
      <style:text-properties officeooo:paragraph-rsid="0037ce5a"/>
    </style:style>
    <style:style style:name="P111" style:family="paragraph" style:parent-style-name="Standard">
      <style:paragraph-properties fo:line-height="200%"/>
      <style:text-properties fo:font-style="italic" fo:font-weight="normal" officeooo:rsid="00a180bb" officeooo:paragraph-rsid="00a180b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200%" fo:text-align="start" style:justify-single-word="false"/>
      <style:text-properties fo:font-style="italic" fo:font-weight="normal" officeooo:rsid="0110fa5e" officeooo:paragraph-rsid="0163e5d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200%"/>
      <style:text-properties fo:font-style="italic" fo:font-weight="bold" officeooo:rsid="0092c68d" officeooo:paragraph-rsid="0092c68d" style:font-style-asian="italic" style:font-weight-asian="bold" style:font-style-complex="italic" style:font-weight-complex="bold"/>
    </style:style>
    <style:style style:name="P114" style:family="paragraph" style:parent-style-name="Standard">
      <style:paragraph-properties fo:line-height="200%"/>
      <style:text-properties fo:font-style="italic" fo:font-weight="bold" officeooo:rsid="00a78c85" officeooo:paragraph-rsid="00a78c85" style:font-style-asian="italic" style:font-weight-asian="bold" style:font-style-complex="italic" style:font-weight-complex="bold"/>
    </style:style>
    <style:style style:name="P115" style:family="paragraph" style:parent-style-name="Standard">
      <style:paragraph-properties fo:line-height="200%"/>
      <style:text-properties fo:font-style="italic" fo:font-weight="bold" officeooo:rsid="00a78c85" officeooo:paragraph-rsid="00f64482" style:font-style-asian="italic" style:font-weight-asian="bold" style:font-style-complex="italic" style:font-weight-complex="bold"/>
    </style:style>
    <style:style style:name="P116" style:family="paragraph" style:parent-style-name="Standard">
      <style:paragraph-properties fo:line-height="200%"/>
      <style:text-properties fo:font-style="italic" fo:font-weight="bold" officeooo:rsid="00ae5b11" officeooo:paragraph-rsid="00b6a86c" style:font-style-asian="italic" style:font-weight-asian="bold" style:font-style-complex="italic" style:font-weight-complex="bold"/>
    </style:style>
    <style:style style:name="P117" style:family="paragraph" style:parent-style-name="Standard">
      <style:paragraph-properties fo:line-height="200%"/>
      <style:text-properties fo:font-style="italic" fo:font-weight="bold" officeooo:rsid="00ae5b11" officeooo:paragraph-rsid="016228ca" style:font-style-asian="italic" style:font-weight-asian="bold" style:font-style-complex="italic" style:font-weight-complex="bold"/>
    </style:style>
    <style:style style:name="P118" style:family="paragraph" style:parent-style-name="Standard">
      <style:paragraph-properties fo:line-height="115%"/>
      <style:text-properties fo:font-style="italic" fo:font-weight="bold" officeooo:rsid="00f11b3c" officeooo:paragraph-rsid="00f231bf" style:font-style-asian="italic" style:font-weight-asian="bold" style:font-style-complex="italic" style:font-weight-complex="bold"/>
    </style:style>
    <style:style style:name="P119" style:family="paragraph" style:parent-style-name="Standard">
      <style:paragraph-properties fo:line-height="115%"/>
      <style:text-properties fo:font-size="10pt" fo:font-weight="bold" officeooo:rsid="001c2273" officeooo:paragraph-rsid="004aeb21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1c0435" officeooo:paragraph-rsid="001c0435" style:font-weight-asian="bold" style:font-weight-complex="bold"/>
    </style:style>
    <style:style style:name="P121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8c452e" officeooo:paragraph-rsid="008c452e" style:font-weight-asian="bold" style:font-weight-complex="bold"/>
    </style:style>
    <style:style style:name="P122" style:family="paragraph" style:parent-style-name="Standard">
      <style:paragraph-properties fo:line-height="115%"/>
      <style:text-properties fo:font-style="normal" officeooo:rsid="00237d1f" officeooo:paragraph-rsid="001c2273" style:font-style-asian="normal" style:font-style-complex="normal"/>
    </style:style>
    <style:style style:name="P123" style:family="paragraph" style:parent-style-name="Standard">
      <style:paragraph-properties fo:line-height="115%"/>
      <style:text-properties fo:font-style="normal" fo:font-weight="normal" officeooo:rsid="0044f5d4" officeooo:paragraph-rsid="0044f5d4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15%"/>
      <style:text-properties fo:font-style="normal" fo:font-weight="normal" officeooo:rsid="0170e799" officeooo:paragraph-rsid="016f07b8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15%"/>
      <style:text-properties fo:font-style="normal" fo:font-weight="normal" officeooo:rsid="006261e5" officeooo:paragraph-rsid="0063b744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line-height="115%"/>
      <style:text-properties fo:font-style="normal" fo:font-weight="normal" officeooo:rsid="006261e5" officeooo:paragraph-rsid="0070ea96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line-height="115%"/>
      <style:text-properties fo:font-style="normal" fo:font-weight="normal" officeooo:rsid="006261e5" officeooo:paragraph-rsid="0081174c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fo:font-weight="normal" officeooo:rsid="0049acb7" officeooo:paragraph-rsid="0083706d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fo:font-weight="normal" officeooo:rsid="008c452e" officeooo:paragraph-rsid="008c45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15%"/>
      <style:text-properties fo:font-style="normal" fo:font-weight="normal" officeooo:rsid="008e2d9d" officeooo:paragraph-rsid="00b8b787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fo:font-weight="normal" officeooo:rsid="008d0ec9" officeooo:paragraph-rsid="0189f0de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11eb3cf" officeooo:paragraph-rsid="012df846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11eb3cf" officeooo:paragraph-rsid="0135a924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15%"/>
      <style:text-properties fo:font-style="normal" fo:font-weight="bold" officeooo:rsid="008c452e" officeooo:paragraph-rsid="00a5e452" style:font-style-asian="normal" style:font-weight-asian="bold" style:font-style-complex="normal" style:font-weight-complex="bold"/>
    </style:style>
    <style:style style:name="P135" style:family="paragraph" style:parent-style-name="Standard">
      <style:paragraph-properties fo:line-height="115%"/>
      <style:text-properties fo:font-style="normal" fo:font-weight="bold" officeooo:rsid="009f54fb" officeooo:paragraph-rsid="00acb015" style:font-style-asian="normal" style:font-weight-asian="bold" style:font-style-complex="normal" style:font-weight-complex="bold"/>
    </style:style>
    <style:style style:name="P136" style:family="paragraph" style:parent-style-name="Standard">
      <style:paragraph-properties fo:line-height="200%"/>
      <style:text-properties fo:font-style="normal" fo:font-weight="bold" officeooo:rsid="00a78c85" officeooo:paragraph-rsid="01968291" style:font-style-asian="normal" style:font-weight-asian="bold" style:font-style-complex="normal" style:font-weight-complex="bold"/>
    </style:style>
    <style:style style:name="P137" style:family="paragraph" style:parent-style-name="Standard">
      <style:paragraph-properties fo:line-height="200%"/>
      <style:text-properties fo:font-style="normal" fo:font-weight="bold" officeooo:rsid="01013d69" officeooo:paragraph-rsid="01992283" style:font-style-asian="normal" style:font-weight-asian="bold" style:font-style-complex="normal" style:font-weight-complex="bold"/>
    </style:style>
    <style:style style:name="P138" style:family="paragraph" style:parent-style-name="Standard">
      <style:paragraph-properties fo:line-height="200%"/>
      <style:text-properties fo:font-style="normal" fo:font-weight="bold" officeooo:rsid="01013d69" officeooo:paragraph-rsid="019b0034" style:font-style-asian="normal" style:font-weight-asian="bold" style:font-style-complex="normal" style:font-weight-complex="bold"/>
    </style:style>
    <style:style style:name="P139" style:family="paragraph" style:parent-style-name="Standard">
      <style:paragraph-properties fo:line-height="115%"/>
      <style:text-properties fo:font-size="10pt" fo:font-style="normal" fo:font-weight="normal" officeooo:rsid="004c2dd3" officeooo:paragraph-rsid="0086a771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ize="10pt" fo:font-style="normal" fo:font-weight="normal" officeooo:rsid="005261f1" officeooo:paragraph-rsid="005261f1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italic" fo:font-weight="normal" officeooo:rsid="00f64482" officeooo:paragraph-rsid="00f65021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15%"/>
      <style:text-properties fo:font-style="italic" fo:font-weight="normal" officeooo:rsid="00f64482" officeooo:paragraph-rsid="01083294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200%"/>
      <style:text-properties fo:font-style="italic" fo:font-weight="normal" officeooo:rsid="00a180bb" officeooo:paragraph-rsid="01a56a01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200%" fo:text-align="start" style:justify-single-word="false"/>
      <style:text-properties fo:font-style="italic" fo:font-weight="normal" officeooo:rsid="0110fa5e" officeooo:paragraph-rsid="01957514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200%" fo:text-align="start" style:justify-single-word="false"/>
      <style:text-properties fo:font-style="italic" style:text-underline-style="none" fo:font-weight="normal" officeooo:rsid="0108ab57" officeooo:paragraph-rsid="0110fa5e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200%"/>
      <style:text-properties fo:font-style="italic" fo:font-weight="bold" officeooo:rsid="00a78c85" officeooo:paragraph-rsid="0195c1be" style:font-style-asian="italic" style:font-weight-asian="bold" style:font-style-complex="italic" style:font-weight-complex="bold"/>
    </style:style>
    <style:style style:name="P147" style:family="paragraph" style:parent-style-name="Standard">
      <style:paragraph-properties fo:line-height="200%"/>
      <style:text-properties fo:font-style="italic" fo:font-weight="bold" officeooo:rsid="00a78c85" officeooo:paragraph-rsid="01968291" style:font-style-asian="italic" style:font-weight-asian="bold" style:font-style-complex="italic" style:font-weight-complex="bold"/>
    </style:style>
    <style:style style:name="P148" style:family="paragraph" style:parent-style-name="Standard">
      <style:paragraph-properties fo:line-height="115%"/>
      <style:text-properties fo:font-style="italic" fo:font-weight="bold" officeooo:rsid="00f11b3c" officeooo:paragraph-rsid="019679c0" style:font-style-asian="italic" style:font-weight-asian="bold" style:font-style-complex="italic" style:font-weight-complex="bold"/>
    </style:style>
    <style:style style:name="P149" style:family="paragraph" style:parent-style-name="Standard">
      <style:paragraph-properties fo:line-height="200%"/>
      <style:text-properties fo:font-style="italic" fo:font-weight="bold" officeooo:rsid="0092c68d" officeooo:paragraph-rsid="01a0ccbb" style:font-style-asian="italic" style:font-weight-asian="bold" style:font-style-complex="italic" style:font-weight-complex="bold"/>
    </style:style>
    <style:style style:name="P150" style:family="paragraph" style:parent-style-name="Standard">
      <style:paragraph-properties fo:line-height="115%"/>
      <style:text-properties fo:font-weight="bold" officeooo:rsid="001c2273" officeooo:paragraph-rsid="002725e3" style:font-weight-asian="bold" style:font-weight-complex="bold"/>
    </style:style>
    <style:style style:name="P151" style:family="paragraph" style:parent-style-name="Standard">
      <style:paragraph-properties fo:line-height="115%"/>
      <style:text-properties fo:font-weight="bold" officeooo:rsid="001c2273" officeooo:paragraph-rsid="017f27d2" style:font-weight-asian="bold" style:font-weight-complex="bold"/>
    </style:style>
    <style:style style:name="P152" style:family="paragraph" style:parent-style-name="Standard">
      <style:paragraph-properties fo:line-height="115%"/>
      <style:text-properties fo:font-weight="bold" officeooo:rsid="001c2273" officeooo:paragraph-rsid="01830045" style:font-weight-asian="bold" style:font-weight-complex="bold"/>
    </style:style>
    <style:style style:name="P153" style:family="paragraph" style:parent-style-name="Standard">
      <style:paragraph-properties fo:line-height="115%"/>
      <style:text-properties fo:font-weight="bold" officeooo:rsid="001c2273" officeooo:paragraph-rsid="01847339" style:font-weight-asian="bold" style:font-weight-complex="bold"/>
    </style:style>
    <style:style style:name="P154" style:family="paragraph" style:parent-style-name="Standard">
      <style:paragraph-properties fo:line-height="115%"/>
      <style:text-properties fo:font-weight="bold" officeooo:rsid="001c2273" officeooo:paragraph-rsid="01885811" style:font-weight-asian="bold" style:font-weight-complex="bold"/>
    </style:style>
    <style:style style:name="P155" style:family="paragraph" style:parent-style-name="Standard">
      <style:paragraph-properties fo:line-height="115%"/>
      <style:text-properties fo:font-weight="bold" officeooo:rsid="006261e5" officeooo:paragraph-rsid="0086a771" style:font-weight-asian="bold" style:font-weight-complex="bold"/>
    </style:style>
    <style:style style:name="P156" style:family="paragraph" style:parent-style-name="Standard">
      <style:paragraph-properties fo:line-height="115%"/>
      <style:text-properties fo:font-weight="bold" officeooo:rsid="008c452e" officeooo:paragraph-rsid="0084e375" style:font-weight-asian="bold" style:font-weight-complex="bold"/>
    </style:style>
    <style:style style:name="P157" style:family="paragraph" style:parent-style-name="Standard">
      <style:paragraph-properties fo:line-height="115%"/>
      <style:text-properties fo:font-weight="bold" officeooo:rsid="008c452e" officeooo:paragraph-rsid="01a5e7f6" style:font-weight-asian="bold" style:font-weight-complex="bold"/>
    </style:style>
    <style:style style:name="P158" style:family="paragraph" style:parent-style-name="Standard">
      <style:paragraph-properties fo:line-height="200%" fo:text-align="start" style:justify-single-word="false"/>
      <style:text-properties fo:font-weight="bold" officeooo:rsid="008c452e" officeooo:paragraph-rsid="0110fa5e" style:font-weight-asian="bold" style:font-weight-complex="bold"/>
    </style:style>
    <style:style style:name="P159" style:family="paragraph" style:parent-style-name="Standard">
      <style:paragraph-properties fo:line-height="115%"/>
      <style:text-properties fo:font-weight="bold" officeooo:rsid="00a78c85" officeooo:paragraph-rsid="01a5e7f6" style:font-weight-asian="bold" style:font-weight-complex="bold"/>
    </style:style>
    <style:style style:name="P160" style:family="paragraph" style:parent-style-name="Standard">
      <style:paragraph-properties fo:line-height="115%"/>
      <style:text-properties fo:font-weight="bold" officeooo:rsid="01ad2b7f" officeooo:paragraph-rsid="01ad2b7f" style:font-weight-asian="bold" style:font-weight-complex="bold"/>
    </style:style>
    <style:style style:name="P161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08c452e" officeooo:paragraph-rsid="016228ca" style:font-weight-asian="bold" style:font-weight-complex="bold"/>
    </style:style>
    <style:style style:name="P162" style:family="paragraph" style:parent-style-name="Standard">
      <style:paragraph-properties fo:line-height="115%" fo:text-align="center" style:justify-single-word="false" fo:padding="0.049cm" fo:border="0.06pt solid #000000" style:shadow="#808080 0.18cm 0.18cm"/>
      <style:text-properties fo:font-weight="bold" officeooo:rsid="01a5e7f6" officeooo:paragraph-rsid="01a5e7f6" style:font-weight-asian="bold" style:font-weight-complex="bold"/>
    </style:style>
    <style:style style:name="P163" style:family="paragraph" style:parent-style-name="Standard">
      <style:paragraph-properties fo:line-height="200%" style:shadow="none"/>
      <style:text-properties fo:font-weight="bold" officeooo:rsid="00a78c85" officeooo:paragraph-rsid="01a5e7f6" style:font-weight-asian="bold" style:font-weight-complex="bold"/>
    </style:style>
    <style:style style:name="P164" style:family="paragraph" style:parent-style-name="Standard">
      <style:paragraph-properties fo:line-height="200%" style:shadow="none"/>
      <style:text-properties fo:font-weight="bold" officeooo:rsid="00a78c85" officeooo:paragraph-rsid="01ae79ad" style:font-weight-asian="bold" style:font-weight-complex="bold"/>
    </style:style>
    <style:style style:name="P165" style:family="paragraph" style:parent-style-name="Standard">
      <style:paragraph-properties fo:line-height="200%" fo:text-align="justify" style:justify-single-word="false" style:shadow="none"/>
      <style:text-properties fo:font-weight="bold" officeooo:rsid="00a78c85" officeooo:paragraph-rsid="01b37e00" style:font-weight-asian="bold" style:font-weight-complex="bold"/>
    </style:style>
    <style:style style:name="P166" style:family="paragraph" style:parent-style-name="Standard">
      <style:paragraph-properties fo:line-height="115%" style:writing-mode="lr-tb"/>
      <style:text-properties fo:font-weight="bold" officeooo:rsid="00a78c85" officeooo:paragraph-rsid="01a5e7f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273" style:font-style-asian="italic" style:font-style-complex="italic"/>
    </style:style>
    <style:style style:name="T3" style:family="text">
      <style:text-properties fo:font-style="italic" officeooo:rsid="00229588" style:font-style-asian="italic" style:font-style-complex="italic"/>
    </style:style>
    <style:style style:name="T4" style:family="text">
      <style:text-properties fo:font-style="italic" officeooo:rsid="002725e3" style:font-style-asian="italic" style:font-style-complex="italic"/>
    </style:style>
    <style:style style:name="T5" style:family="text">
      <style:text-properties fo:font-style="italic" officeooo:rsid="0032435f" style:font-style-asian="italic" style:font-style-complex="italic"/>
    </style:style>
    <style:style style:name="T6" style:family="text">
      <style:text-properties fo:font-style="italic" officeooo:rsid="0034065d" style:font-style-asian="italic" style:font-style-complex="italic"/>
    </style:style>
    <style:style style:name="T7" style:family="text">
      <style:text-properties fo:font-style="italic" officeooo:rsid="00395414" style:font-style-asian="italic" style:font-style-complex="italic"/>
    </style:style>
    <style:style style:name="T8" style:family="text">
      <style:text-properties fo:font-style="italic" officeooo:rsid="008e2d9d" style:font-style-asian="italic" style:font-style-complex="italic"/>
    </style:style>
    <style:style style:name="T9" style:family="text">
      <style:text-properties fo:font-style="italic" officeooo:rsid="009f54fb" style:font-style-asian="italic" style:font-style-complex="italic"/>
    </style:style>
    <style:style style:name="T10" style:family="text">
      <style:text-properties fo:font-style="italic" officeooo:rsid="0098f064" style:font-style-asian="italic" style:font-style-complex="italic"/>
    </style:style>
    <style:style style:name="T11" style:family="text">
      <style:text-properties fo:font-style="italic" officeooo:rsid="00acb015" style:font-style-asian="italic" style:font-style-complex="italic"/>
    </style:style>
    <style:style style:name="T12" style:family="text">
      <style:text-properties fo:font-style="italic" officeooo:rsid="00b8ad16" style:font-style-asian="italic" style:font-style-complex="italic"/>
    </style:style>
    <style:style style:name="T13" style:family="text">
      <style:text-properties fo:font-style="italic" officeooo:rsid="00b8b787" style:font-style-asian="italic" style:font-style-complex="italic"/>
    </style:style>
    <style:style style:name="T14" style:family="text">
      <style:text-properties fo:font-style="italic" officeooo:rsid="00c29275" style:font-style-asian="italic" style:font-style-complex="italic"/>
    </style:style>
    <style:style style:name="T15" style:family="text">
      <style:text-properties fo:font-style="italic" officeooo:rsid="00d3e94f" style:font-style-asian="italic" style:font-style-complex="italic"/>
    </style:style>
    <style:style style:name="T16" style:family="text">
      <style:text-properties fo:font-style="italic" officeooo:rsid="00d9a47b" style:font-style-asian="italic" style:font-style-complex="italic"/>
    </style:style>
    <style:style style:name="T17" style:family="text">
      <style:text-properties fo:font-style="italic" officeooo:rsid="00e01a3a" style:font-style-asian="italic" style:font-style-complex="italic"/>
    </style:style>
    <style:style style:name="T18" style:family="text">
      <style:text-properties fo:font-style="italic" officeooo:rsid="00ee3e95" style:font-style-asian="italic" style:font-style-complex="italic"/>
    </style:style>
    <style:style style:name="T19" style:family="text">
      <style:text-properties fo:font-style="italic" officeooo:rsid="00f65021" style:font-style-asian="italic" style:font-style-complex="italic"/>
    </style:style>
    <style:style style:name="T20" style:family="text">
      <style:text-properties fo:font-style="italic" officeooo:rsid="00f64482" style:font-style-asian="italic" style:font-style-complex="italic"/>
    </style:style>
    <style:style style:name="T21" style:family="text">
      <style:text-properties fo:font-style="italic" officeooo:rsid="00fa192c" style:font-style-asian="italic" style:font-style-complex="italic"/>
    </style:style>
    <style:style style:name="T22" style:family="text">
      <style:text-properties fo:font-style="italic" officeooo:rsid="01013d69" style:font-style-asian="italic" style:font-style-complex="italic"/>
    </style:style>
    <style:style style:name="T23" style:family="text">
      <style:text-properties fo:font-style="italic" officeooo:rsid="01083294" style:font-style-asian="italic" style:font-style-complex="italic"/>
    </style:style>
    <style:style style:name="T24" style:family="text">
      <style:text-properties fo:font-style="italic" officeooo:rsid="0108ab57" style:font-style-asian="italic" style:font-style-complex="italic"/>
    </style:style>
    <style:style style:name="T25" style:family="text">
      <style:text-properties fo:font-style="italic" officeooo:rsid="010f1a45" style:font-style-asian="italic" style:font-style-complex="italic"/>
    </style:style>
    <style:style style:name="T26" style:family="text">
      <style:text-properties fo:font-style="italic" officeooo:rsid="0143408d" style:font-style-asian="italic" style:font-style-complex="italic"/>
    </style:style>
    <style:style style:name="T27" style:family="text">
      <style:text-properties fo:font-style="italic" officeooo:rsid="016a8ff2" style:font-style-asian="italic" style:font-style-complex="italic"/>
    </style:style>
    <style:style style:name="T28" style:family="text">
      <style:text-properties fo:font-style="italic" officeooo:rsid="01774727" style:font-style-asian="italic" style:font-style-complex="italic"/>
    </style:style>
    <style:style style:name="T29" style:family="text">
      <style:text-properties fo:font-style="italic" officeooo:rsid="0189f0de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44f5d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49acb7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4c2dd3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4e02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5786d2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58a4bc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5a7934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5de9ff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6261e5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63b744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6ed0fe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76bb34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8a23e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81174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83706d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838711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84e375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bc863f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be271c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13e7119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16c680c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16f07b8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170e799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177dd76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17dc398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17f27d2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82ab5a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solid" style:text-underline-width="auto" style:text-underline-color="font-color" fo:font-weight="normal" officeooo:rsid="0092c68d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solid" style:text-underline-width="auto" style:text-underline-color="font-color" fo:font-weight="normal" officeooo:rsid="00bc863f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solid" style:text-underline-width="auto" style:text-underline-color="font-color" fo:font-weight="normal" officeooo:rsid="00d5bd60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solid" style:text-underline-width="auto" style:text-underline-color="font-color" fo:font-weight="normal" officeooo:rsid="00dac2eb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solid" style:text-underline-width="auto" style:text-underline-color="font-color" fo:font-weight="normal" officeooo:rsid="00f64482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solid" style:text-underline-width="auto" style:text-underline-color="font-color" fo:font-weight="normal" officeooo:rsid="0054e029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solid" style:text-underline-width="auto" style:text-underline-color="font-color" fo:font-weight="normal" officeooo:rsid="005786d2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solid" style:text-underline-width="auto" style:text-underline-color="font-color" fo:font-weight="normal" officeooo:rsid="0058a4bc" style:font-style-asian="italic" style:font-weight-asian="normal" style:font-style-complex="italic" style:font-weight-complex="normal"/>
    </style:style>
    <style:style style:name="T67" style:family="text">
      <style:text-properties fo:font-style="italic" style:text-underline-style="solid" style:text-underline-width="auto" style:text-underline-color="font-color" fo:font-weight="normal" officeooo:rsid="005a7934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solid" style:text-underline-width="auto" style:text-underline-color="font-color" fo:font-weight="normal" officeooo:rsid="0076bb34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solid" style:text-underline-width="auto" style:text-underline-color="font-color" fo:font-weight="normal" officeooo:rsid="0078a23e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solid" style:text-underline-width="auto" style:text-underline-color="font-color" fo:font-weight="normal" officeooo:rsid="0108ab57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solid" style:text-underline-width="auto" style:text-underline-color="font-color" fo:font-weight="normal" officeooo:rsid="016c680c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solid" style:text-underline-width="auto" style:text-underline-color="font-color" fo:font-weight="normal" officeooo:rsid="017dc398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solid" style:text-underline-width="auto" style:text-underline-color="font-color" fo:font-weight="normal" officeooo:rsid="0182ab5a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solid" style:text-underline-width="auto" style:text-underline-color="font-color" officeooo:rsid="011e188c" style:font-style-asian="italic" style:font-style-complex="italic"/>
    </style:style>
    <style:style style:name="T75" style:family="text">
      <style:text-properties fo:font-style="italic" style:text-underline-style="solid" style:text-underline-width="auto" style:text-underline-color="font-color" officeooo:rsid="01213a30" style:font-style-asian="italic" style:font-style-complex="italic"/>
    </style:style>
    <style:style style:name="T7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none" fo:font-weight="normal" officeooo:rsid="00d5bd60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none" fo:font-weight="normal" officeooo:rsid="00dac2eb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92c68d" style:font-style-asian="italic" style:font-weight-asian="normal" style:font-style-complex="italic" style:font-weight-complex="normal"/>
    </style:style>
    <style:style style:name="T80" style:family="text">
      <style:text-properties fo:font-style="italic" style:text-underline-style="none" fo:font-weight="normal" officeooo:rsid="00f64482" style:font-style-asian="italic" style:font-weight-asian="normal" style:font-style-complex="italic" style:font-weight-complex="normal"/>
    </style:style>
    <style:style style:name="T81" style:family="text">
      <style:text-properties fo:font-style="italic" style:text-underline-style="none" fo:font-weight="normal" officeooo:rsid="0108ab57" style:font-style-asian="italic" style:font-weight-asian="normal" style:font-style-complex="italic" style:font-weight-complex="normal"/>
    </style:style>
    <style:style style:name="T82" style:family="text">
      <style:text-properties fo:font-style="italic" style:text-underline-style="none" officeooo:rsid="011e188c" style:font-style-asian="italic" style:font-style-complex="italic"/>
    </style:style>
    <style:style style:name="T83" style:family="text">
      <style:text-properties fo:font-style="italic" style:text-underline-style="none" officeooo:rsid="01213a30" style:font-style-asian="italic" style:font-style-complex="italic"/>
    </style:style>
    <style:style style:name="T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1c2273" style:font-style-asian="normal" style:font-style-complex="normal"/>
    </style:style>
    <style:style style:name="T87" style:family="text">
      <style:text-properties fo:font-style="normal" officeooo:rsid="00229588" style:font-style-asian="normal" style:font-style-complex="normal"/>
    </style:style>
    <style:style style:name="T88" style:family="text">
      <style:text-properties fo:font-style="normal" officeooo:rsid="00237d1f" style:font-style-asian="normal" style:font-style-complex="normal"/>
    </style:style>
    <style:style style:name="T89" style:family="text">
      <style:text-properties fo:font-style="normal" officeooo:rsid="00254ebe" style:font-style-asian="normal" style:font-style-complex="normal"/>
    </style:style>
    <style:style style:name="T90" style:family="text">
      <style:text-properties fo:font-style="normal" officeooo:rsid="002725e3" style:font-style-asian="normal" style:font-style-complex="normal"/>
    </style:style>
    <style:style style:name="T91" style:family="text">
      <style:text-properties fo:font-style="normal" officeooo:rsid="0029e1ad" style:font-style-asian="normal" style:font-style-complex="normal"/>
    </style:style>
    <style:style style:name="T92" style:family="text">
      <style:text-properties fo:font-style="normal" officeooo:rsid="002dd1f3" style:font-style-asian="normal" style:font-style-complex="normal"/>
    </style:style>
    <style:style style:name="T93" style:family="text">
      <style:text-properties fo:font-style="normal" officeooo:rsid="002f5069" style:font-style-asian="normal" style:font-style-complex="normal"/>
    </style:style>
    <style:style style:name="T94" style:family="text">
      <style:text-properties fo:font-style="normal" officeooo:rsid="003214ad" style:font-style-asian="normal" style:font-style-complex="normal"/>
    </style:style>
    <style:style style:name="T95" style:family="text">
      <style:text-properties fo:font-style="normal" officeooo:rsid="0032435f" style:font-style-asian="normal" style:font-style-complex="normal"/>
    </style:style>
    <style:style style:name="T96" style:family="text">
      <style:text-properties fo:font-style="normal" officeooo:rsid="0034065d" style:font-style-asian="normal" style:font-style-complex="normal"/>
    </style:style>
    <style:style style:name="T97" style:family="text">
      <style:text-properties fo:font-style="normal" officeooo:rsid="0037ce5a" style:font-style-asian="normal" style:font-style-complex="normal"/>
    </style:style>
    <style:style style:name="T98" style:family="text">
      <style:text-properties fo:font-style="normal" officeooo:rsid="003b482c" style:font-style-asian="normal" style:font-style-complex="normal"/>
    </style:style>
    <style:style style:name="T99" style:family="text">
      <style:text-properties fo:font-style="normal" officeooo:rsid="003be876" style:font-style-asian="normal" style:font-style-complex="normal"/>
    </style:style>
    <style:style style:name="T100" style:family="text">
      <style:text-properties fo:font-style="normal" officeooo:rsid="003db127" style:font-style-asian="normal" style:font-style-complex="normal"/>
    </style:style>
    <style:style style:name="T101" style:family="text">
      <style:text-properties fo:font-style="normal" officeooo:rsid="0044f5d4" style:font-style-asian="normal" style:font-style-complex="normal"/>
    </style:style>
    <style:style style:name="T102" style:family="text">
      <style:text-properties fo:font-style="normal" officeooo:rsid="004aeb21" style:font-style-asian="normal" style:font-style-complex="normal"/>
    </style:style>
    <style:style style:name="T103" style:family="text">
      <style:text-properties fo:font-style="normal" officeooo:rsid="004c2dd3" style:font-style-asian="normal" style:font-style-complex="normal"/>
    </style:style>
    <style:style style:name="T104" style:family="text">
      <style:text-properties fo:font-style="normal" officeooo:rsid="005261f1" style:font-style-asian="normal" style:font-style-complex="normal"/>
    </style:style>
    <style:style style:name="T105" style:family="text">
      <style:text-properties fo:font-style="normal" officeooo:rsid="00680892" style:font-style-asian="normal" style:font-style-complex="normal"/>
    </style:style>
    <style:style style:name="T106" style:family="text">
      <style:text-properties fo:font-style="normal" officeooo:rsid="00692fce" style:font-style-asian="normal" style:font-style-complex="normal"/>
    </style:style>
    <style:style style:name="T107" style:family="text">
      <style:text-properties fo:font-style="normal" officeooo:rsid="0075ec8e" style:font-style-asian="normal" style:font-style-complex="normal"/>
    </style:style>
    <style:style style:name="T108" style:family="text">
      <style:text-properties fo:font-style="normal" officeooo:rsid="00807dbf" style:font-style-asian="normal" style:font-style-complex="normal"/>
    </style:style>
    <style:style style:name="T109" style:family="text">
      <style:text-properties fo:font-style="normal" officeooo:rsid="0081bc31" style:font-style-asian="normal" style:font-style-complex="normal"/>
    </style:style>
    <style:style style:name="T110" style:family="text">
      <style:text-properties fo:font-style="normal" officeooo:rsid="0049acb7" style:font-style-asian="normal" style:font-style-complex="normal"/>
    </style:style>
    <style:style style:name="T111" style:family="text">
      <style:text-properties fo:font-style="normal" officeooo:rsid="0084e375" style:font-style-asian="normal" style:font-style-complex="normal"/>
    </style:style>
    <style:style style:name="T112" style:family="text">
      <style:text-properties fo:font-style="normal" officeooo:rsid="0086a771" style:font-style-asian="normal" style:font-style-complex="normal"/>
    </style:style>
    <style:style style:name="T113" style:family="text">
      <style:text-properties fo:font-style="normal" officeooo:rsid="008d0ec9" style:font-style-asian="normal" style:font-style-complex="normal"/>
    </style:style>
    <style:style style:name="T114" style:family="text">
      <style:text-properties fo:font-style="normal" officeooo:rsid="016a8ff2" style:font-style-asian="normal" style:font-style-complex="normal"/>
    </style:style>
    <style:style style:name="T115" style:family="text">
      <style:text-properties fo:font-style="normal" officeooo:rsid="01957514" style:font-style-asian="normal" style:font-style-complex="normal"/>
    </style:style>
    <style:style style:name="T116" style:family="text">
      <style:text-properties fo:font-style="normal" officeooo:rsid="019f88a4" style:font-style-asian="normal" style:font-style-complex="normal"/>
    </style:style>
    <style:style style:name="T117" style:family="text">
      <style:text-properties fo:font-style="normal" officeooo:rsid="01a03eb6" style:font-style-asian="normal" style:font-style-complex="normal"/>
    </style:style>
    <style:style style:name="T1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252342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254ebe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237d1f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692fce" style:font-style-asian="normal" style:font-weight-asian="bold" style:font-style-complex="normal" style:font-weight-complex="bold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29e1a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3b482c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3be87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237d1f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3c263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3db127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43274c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44f5d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49acb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4aeb21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4c2dd3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5261f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54e029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561ec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5786d2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58a4bc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5a7934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5c454b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5de9f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6261e5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63b744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63b91d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680892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6ed0fe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6f3c4e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75ec8e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76bb34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78a23e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7bb8a5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81174c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83706d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838711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084e375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84e787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884f55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cfd5e0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d1adbb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0ec3106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0f86993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13bdb42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13d8e0f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1424c20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16c680c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16f07b8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170e799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17981f3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18149e7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1830045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1847339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185d37a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187ca9f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solid" style:text-underline-width="auto" style:text-underline-color="font-color" fo:font-weight="normal" officeooo:rsid="0029e1ad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solid" style:text-underline-width="auto" style:text-underline-color="font-color" fo:font-weight="normal" officeooo:rsid="003b482c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solid" style:text-underline-width="auto" style:text-underline-color="font-color" fo:font-weight="normal" officeooo:rsid="004aeb21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solid" style:text-underline-width="auto" style:text-underline-color="font-color" fo:font-weight="normal" officeooo:rsid="005261f1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solid" style:text-underline-width="auto" style:text-underline-color="font-color" fo:font-weight="normal" officeooo:rsid="00561ec8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solid" style:text-underline-width="auto" style:text-underline-color="font-color" fo:font-weight="normal" officeooo:rsid="006261e5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solid" style:text-underline-width="auto" style:text-underline-color="font-color" fo:font-weight="normal" officeooo:rsid="00680892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solid" style:text-underline-width="auto" style:text-underline-color="font-color" fo:font-weight="normal" officeooo:rsid="0075ec8e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solid" style:text-underline-width="auto" style:text-underline-color="font-color" fo:font-weight="normal" officeooo:rsid="01847339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solid" style:text-underline-width="auto" style:text-underline-color="font-color" fo:font-weight="normal" officeooo:rsid="01a5e7f6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solid" style:text-underline-width="auto" style:text-underline-color="font-color" fo:font-weight="normal" officeooo:rsid="01ab389d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ab55e9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1a5e7f6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1ab389d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style:font-style-asian="normal" style:font-style-complex="normal"/>
    </style:style>
    <style:style style:name="T191" style:family="text">
      <style:text-properties fo:font-style="normal" style:text-underline-style="none" officeooo:rsid="01ab389d" style:font-style-asian="normal" style:font-style-complex="normal"/>
    </style:style>
    <style:style style:name="T192" style:family="text">
      <style:text-properties fo:font-style="normal" style:text-underline-style="none" officeooo:rsid="00ab55e9" style:font-style-asian="normal" style:font-style-complex="normal"/>
    </style:style>
    <style:style style:name="T193" style:family="text">
      <style:text-properties fo:font-style="normal" style:text-underline-style="none" officeooo:rsid="0092c68d" style:font-style-asian="normal" style:font-style-complex="normal"/>
    </style:style>
    <style:style style:name="T194" style:family="text">
      <style:text-properties fo:font-style="normal" style:text-underline-style="none" officeooo:rsid="01a5e7f6" style:font-style-asian="normal" style:font-style-complex="normal"/>
    </style:style>
    <style:style style:name="T195" style:family="text">
      <style:text-properties officeooo:rsid="001f63dd"/>
    </style:style>
    <style:style style:name="T196" style:family="text">
      <style:text-properties officeooo:rsid="0020bfa6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officeooo:rsid="0020bfa6" style:font-weight-asian="bold" style:font-weight-complex="bold"/>
    </style:style>
    <style:style style:name="T199" style:family="text">
      <style:text-properties fo:font-weight="bold" officeooo:rsid="00242047" style:font-weight-asian="bold" style:font-weight-complex="bold"/>
    </style:style>
    <style:style style:name="T200" style:family="text">
      <style:text-properties fo:font-weight="bold" officeooo:rsid="01180684" style:font-weight-asian="bold" style:font-weight-complex="bold"/>
    </style:style>
    <style:style style:name="T201" style:family="text">
      <style:text-properties fo:font-weight="bold" officeooo:rsid="0189f0de" style:font-weight-asian="bold" style:font-weight-complex="bold"/>
    </style:style>
    <style:style style:name="T202" style:family="text">
      <style:text-properties fo:font-weight="normal" style:font-weight-asian="normal" style:font-weight-complex="normal"/>
    </style:style>
    <style:style style:name="T203" style:family="text">
      <style:text-properties fo:font-weight="normal" officeooo:rsid="0093ce82" style:font-weight-asian="normal" style:font-weight-complex="normal"/>
    </style:style>
    <style:style style:name="T204" style:family="text">
      <style:text-properties fo:font-weight="normal" officeooo:rsid="0094cc52" style:font-weight-asian="normal" style:font-weight-complex="normal"/>
    </style:style>
    <style:style style:name="T205" style:family="text">
      <style:text-properties fo:font-weight="normal" officeooo:rsid="0098f064" style:font-weight-asian="normal" style:font-weight-complex="normal"/>
    </style:style>
    <style:style style:name="T206" style:family="text">
      <style:text-properties fo:font-weight="normal" officeooo:rsid="0092c68d" style:font-weight-asian="normal" style:font-weight-complex="normal"/>
    </style:style>
    <style:style style:name="T207" style:family="text">
      <style:text-properties fo:font-weight="normal" officeooo:rsid="00a180bb" style:font-weight-asian="normal" style:font-weight-complex="normal"/>
    </style:style>
    <style:style style:name="T208" style:family="text">
      <style:text-properties fo:font-weight="normal" officeooo:rsid="00ab55e9" style:font-weight-asian="normal" style:font-weight-complex="normal"/>
    </style:style>
    <style:style style:name="T209" style:family="text">
      <style:text-properties fo:font-weight="normal" officeooo:rsid="00af6468" style:font-weight-asian="normal" style:font-weight-complex="normal"/>
    </style:style>
    <style:style style:name="T210" style:family="text">
      <style:text-properties fo:font-weight="normal" officeooo:rsid="00afbd5f" style:font-weight-asian="normal" style:font-weight-complex="normal"/>
    </style:style>
    <style:style style:name="T211" style:family="text">
      <style:text-properties fo:font-weight="normal" officeooo:rsid="01444ff4" style:font-weight-asian="normal" style:font-weight-complex="normal"/>
    </style:style>
    <style:style style:name="T212" style:family="text">
      <style:text-properties fo:font-weight="normal" officeooo:rsid="01490328" style:font-weight-asian="normal" style:font-weight-complex="normal"/>
    </style:style>
    <style:style style:name="T213" style:family="text">
      <style:text-properties style:text-underline-style="solid" style:text-underline-width="auto" style:text-underline-color="font-color"/>
    </style:style>
    <style:style style:name="T2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5" style:family="text">
      <style:text-properties style:text-underline-style="solid" style:text-underline-width="auto" style:text-underline-color="font-color" fo:font-weight="normal" officeooo:rsid="008e2d9d" style:font-weight-asian="normal" style:font-weight-complex="normal"/>
    </style:style>
    <style:style style:name="T216" style:family="text">
      <style:text-properties style:text-underline-style="solid" style:text-underline-width="auto" style:text-underline-color="font-color" fo:font-weight="normal" officeooo:rsid="0094cc52" style:font-weight-asian="normal" style:font-weight-complex="normal"/>
    </style:style>
    <style:style style:name="T217" style:family="text">
      <style:text-properties style:text-underline-style="solid" style:text-underline-width="auto" style:text-underline-color="font-color" fo:font-weight="normal" officeooo:rsid="0093ce82" style:font-weight-asian="normal" style:font-weight-complex="normal"/>
    </style:style>
    <style:style style:name="T218" style:family="text">
      <style:text-properties style:text-underline-style="solid" style:text-underline-width="auto" style:text-underline-color="font-color" fo:font-weight="normal" officeooo:rsid="0098f064" style:font-weight-asian="normal" style:font-weight-complex="normal"/>
    </style:style>
    <style:style style:name="T219" style:family="text">
      <style:text-properties style:text-underline-style="solid" style:text-underline-width="auto" style:text-underline-color="font-color" fo:font-weight="normal" officeooo:rsid="0049acb7" style:font-weight-asian="normal" style:font-weight-complex="normal"/>
    </style:style>
    <style:style style:name="T220" style:family="text">
      <style:text-properties style:text-underline-style="solid" style:text-underline-width="auto" style:text-underline-color="font-color" fo:font-weight="normal" officeooo:rsid="0092c68d" style:font-weight-asian="normal" style:font-weight-complex="normal"/>
    </style:style>
    <style:style style:name="T221" style:family="text">
      <style:text-properties style:text-underline-style="solid" style:text-underline-width="auto" style:text-underline-color="font-color" fo:font-weight="normal" officeooo:rsid="00af6468" style:font-weight-asian="normal" style:font-weight-complex="normal"/>
    </style:style>
    <style:style style:name="T222" style:family="text">
      <style:text-properties style:text-underline-style="solid" style:text-underline-width="auto" style:text-underline-color="font-color" fo:font-weight="normal" officeooo:rsid="00afbd5f" style:font-weight-asian="normal" style:font-weight-complex="normal"/>
    </style:style>
    <style:style style:name="T223" style:family="text">
      <style:text-properties style:text-underline-style="solid" style:text-underline-width="auto" style:text-underline-color="font-color" fo:font-weight="normal" officeooo:rsid="00b18831" style:font-weight-asian="normal" style:font-weight-complex="normal"/>
    </style:style>
    <style:style style:name="T224" style:family="text">
      <style:text-properties style:text-underline-style="solid" style:text-underline-width="auto" style:text-underline-color="font-color" fo:font-weight="normal" officeooo:rsid="00f64482" style:font-weight-asian="normal" style:font-weight-complex="normal"/>
    </style:style>
    <style:style style:name="T225" style:family="text">
      <style:text-properties style:text-underline-style="solid" style:text-underline-width="auto" style:text-underline-color="font-color" officeooo:rsid="008ff910"/>
    </style:style>
    <style:style style:name="T226" style:family="text">
      <style:text-properties style:text-underline-style="solid" style:text-underline-width="auto" style:text-underline-color="font-color" officeooo:rsid="01144c24"/>
    </style:style>
    <style:style style:name="T227" style:family="text">
      <style:text-properties style:text-underline-style="solid" style:text-underline-width="auto" style:text-underline-color="font-color" officeooo:rsid="01180684"/>
    </style:style>
    <style:style style:name="T228" style:family="text">
      <style:text-properties style:text-underline-style="solid" style:text-underline-width="auto" style:text-underline-color="font-color" officeooo:rsid="01236e57"/>
    </style:style>
    <style:style style:name="T229" style:family="text">
      <style:text-properties style:text-underline-style="solid" style:text-underline-width="auto" style:text-underline-color="font-color" officeooo:rsid="012c1e83"/>
    </style:style>
    <style:style style:name="T230" style:family="text">
      <style:text-properties style:text-underline-style="solid" style:text-underline-width="auto" style:text-underline-color="font-color" officeooo:rsid="012decab"/>
    </style:style>
    <style:style style:name="T231" style:family="text">
      <style:text-properties style:text-underline-style="solid" style:text-underline-width="auto" style:text-underline-color="font-color" officeooo:rsid="012df846"/>
    </style:style>
    <style:style style:name="T232" style:family="text">
      <style:text-properties style:text-underline-style="solid" style:text-underline-width="auto" style:text-underline-color="font-color" officeooo:rsid="0131bfea"/>
    </style:style>
    <style:style style:name="T233" style:family="text">
      <style:text-properties style:text-underline-style="solid" style:text-underline-width="auto" style:text-underline-color="font-color" officeooo:rsid="013396c4"/>
    </style:style>
    <style:style style:name="T234" style:family="text">
      <style:text-properties style:text-underline-style="solid" style:text-underline-width="auto" style:text-underline-color="font-color" officeooo:rsid="0134c43d"/>
    </style:style>
    <style:style style:name="T235" style:family="text">
      <style:text-properties style:text-underline-style="solid" style:text-underline-width="auto" style:text-underline-color="font-color" officeooo:rsid="0135a924"/>
    </style:style>
    <style:style style:name="T236" style:family="text">
      <style:text-properties style:text-underline-style="solid" style:text-underline-width="auto" style:text-underline-color="font-color" officeooo:rsid="01379be7"/>
    </style:style>
    <style:style style:name="T237" style:family="text">
      <style:text-properties style:text-underline-style="solid" style:text-underline-width="auto" style:text-underline-color="font-color" officeooo:rsid="011931aa"/>
    </style:style>
    <style:style style:name="T238" style:family="text">
      <style:text-properties style:text-underline-style="solid" style:text-underline-width="auto" style:text-underline-color="font-color" officeooo:rsid="01265479"/>
    </style:style>
    <style:style style:name="T239" style:family="text">
      <style:text-properties style:text-underline-style="solid" style:text-underline-width="auto" style:text-underline-color="font-color" officeooo:rsid="01295d83"/>
    </style:style>
    <style:style style:name="T240" style:family="text">
      <style:text-properties style:text-underline-style="solid" style:text-underline-width="auto" style:text-underline-color="font-color" officeooo:rsid="0108ab57"/>
    </style:style>
    <style:style style:name="T241" style:family="text">
      <style:text-properties officeooo:rsid="008dd51e"/>
    </style:style>
    <style:style style:name="T242" style:family="text">
      <style:text-properties officeooo:rsid="008e2d9d"/>
    </style:style>
    <style:style style:name="T243" style:family="text">
      <style:text-properties officeooo:rsid="008ff910"/>
    </style:style>
    <style:style style:name="T244" style:family="text">
      <style:text-properties style:text-underline-style="none"/>
    </style:style>
    <style:style style:name="T245" style:family="text">
      <style:text-properties style:text-underline-style="none" fo:font-weight="normal" style:font-weight-asian="normal" style:font-weight-complex="normal"/>
    </style:style>
    <style:style style:name="T246" style:family="text">
      <style:text-properties style:text-underline-style="none" fo:font-weight="normal" officeooo:rsid="0094cc52" style:font-weight-asian="normal" style:font-weight-complex="normal"/>
    </style:style>
    <style:style style:name="T247" style:family="text">
      <style:text-properties style:text-underline-style="none" fo:font-weight="normal" officeooo:rsid="0049acb7" style:font-weight-asian="normal" style:font-weight-complex="normal"/>
    </style:style>
    <style:style style:name="T248" style:family="text">
      <style:text-properties style:text-underline-style="none" fo:font-weight="normal" officeooo:rsid="00afbd5f" style:font-weight-asian="normal" style:font-weight-complex="normal"/>
    </style:style>
    <style:style style:name="T249" style:family="text">
      <style:text-properties style:text-underline-style="none" fo:font-weight="normal" officeooo:rsid="00b18831" style:font-weight-asian="normal" style:font-weight-complex="normal"/>
    </style:style>
    <style:style style:name="T250" style:family="text">
      <style:text-properties style:text-underline-style="none" fo:font-weight="normal" officeooo:rsid="00b35aea" style:font-weight-asian="normal" style:font-weight-complex="normal"/>
    </style:style>
    <style:style style:name="T251" style:family="text">
      <style:text-properties style:text-underline-style="none" fo:font-weight="normal" officeooo:rsid="0092c68d" style:font-weight-asian="normal" style:font-weight-complex="normal"/>
    </style:style>
    <style:style style:name="T252" style:family="text">
      <style:text-properties style:text-underline-style="none" fo:font-weight="normal" officeooo:rsid="00ab55e9" style:font-weight-asian="normal" style:font-weight-complex="normal"/>
    </style:style>
    <style:style style:name="T253" style:family="text">
      <style:text-properties style:text-underline-style="none" fo:font-weight="normal" officeooo:rsid="00f64482" style:font-weight-asian="normal" style:font-weight-complex="normal"/>
    </style:style>
    <style:style style:name="T254" style:family="text">
      <style:text-properties style:text-underline-style="none" fo:font-weight="normal" officeooo:rsid="0149513e" style:font-weight-asian="normal" style:font-weight-complex="normal"/>
    </style:style>
    <style:style style:name="T255" style:family="text">
      <style:text-properties style:text-underline-style="none" fo:font-weight="normal" officeooo:rsid="01557ab4" style:font-weight-asian="normal" style:font-weight-complex="normal"/>
    </style:style>
    <style:style style:name="T256" style:family="text">
      <style:text-properties style:text-underline-style="none" fo:font-weight="normal" officeooo:rsid="0159bdf8" style:font-weight-asian="normal" style:font-weight-complex="normal"/>
    </style:style>
    <style:style style:name="T257" style:family="text">
      <style:text-properties style:text-underline-style="none" officeooo:rsid="01144c24"/>
    </style:style>
    <style:style style:name="T258" style:family="text">
      <style:text-properties style:text-underline-style="none" fo:font-weight="bold" officeooo:rsid="01180684" style:font-weight-asian="bold" style:font-weight-complex="bold"/>
    </style:style>
    <style:style style:name="T259" style:family="text">
      <style:text-properties style:text-underline-style="none" fo:font-weight="bold" officeooo:rsid="012decab" style:font-weight-asian="bold" style:font-weight-complex="bold"/>
    </style:style>
    <style:style style:name="T260" style:family="text">
      <style:text-properties style:text-underline-style="none" officeooo:rsid="01180684"/>
    </style:style>
    <style:style style:name="T261" style:family="text">
      <style:text-properties style:text-underline-style="none" officeooo:rsid="011931aa"/>
    </style:style>
    <style:style style:name="T262" style:family="text">
      <style:text-properties style:text-underline-style="none" officeooo:rsid="011e188c"/>
    </style:style>
    <style:style style:name="T263" style:family="text">
      <style:text-properties style:text-underline-style="none" officeooo:rsid="011eb3cf"/>
    </style:style>
    <style:style style:name="T264" style:family="text">
      <style:text-properties style:text-underline-style="none" officeooo:rsid="01213a30"/>
    </style:style>
    <style:style style:name="T265" style:family="text">
      <style:text-properties style:text-underline-style="none" officeooo:rsid="01233db5"/>
    </style:style>
    <style:style style:name="T266" style:family="text">
      <style:text-properties style:text-underline-style="none" officeooo:rsid="01236e57"/>
    </style:style>
    <style:style style:name="T267" style:family="text">
      <style:text-properties style:text-underline-style="none" officeooo:rsid="01265479"/>
    </style:style>
    <style:style style:name="T268" style:family="text">
      <style:text-properties style:text-underline-style="none" officeooo:rsid="0127d121"/>
    </style:style>
    <style:style style:name="T269" style:family="text">
      <style:text-properties style:text-underline-style="none" officeooo:rsid="01295d83"/>
    </style:style>
    <style:style style:name="T270" style:family="text">
      <style:text-properties style:text-underline-style="none" officeooo:rsid="012c1e83"/>
    </style:style>
    <style:style style:name="T271" style:family="text">
      <style:text-properties style:text-underline-style="none" officeooo:rsid="012decab"/>
    </style:style>
    <style:style style:name="T272" style:family="text">
      <style:text-properties style:text-underline-style="none" officeooo:rsid="012df846"/>
    </style:style>
    <style:style style:name="T273" style:family="text">
      <style:text-properties style:text-underline-style="none" officeooo:rsid="0131bfea"/>
    </style:style>
    <style:style style:name="T274" style:family="text">
      <style:text-properties style:text-underline-style="none" officeooo:rsid="013396c4"/>
    </style:style>
    <style:style style:name="T275" style:family="text">
      <style:text-properties style:text-underline-style="none" officeooo:rsid="0134c43d"/>
    </style:style>
    <style:style style:name="T276" style:family="text">
      <style:text-properties style:text-underline-style="none" officeooo:rsid="0135a924"/>
    </style:style>
    <style:style style:name="T277" style:family="text">
      <style:text-properties style:text-underline-style="none" officeooo:rsid="01370b02"/>
    </style:style>
    <style:style style:name="T278" style:family="text">
      <style:text-properties style:text-underline-style="none" officeooo:rsid="00f64482"/>
    </style:style>
    <style:style style:name="T279" style:family="text">
      <style:text-properties style:text-underline-style="none" officeooo:rsid="01379be7"/>
    </style:style>
    <style:style style:name="T280" style:family="text">
      <style:text-properties style:text-underline-style="none" officeooo:rsid="0150e442"/>
    </style:style>
    <style:style style:name="T281" style:family="text">
      <style:text-properties style:text-underline-style="none" officeooo:rsid="0151b93f"/>
    </style:style>
    <style:style style:name="T282" style:family="text">
      <style:text-properties style:text-underline-style="none" officeooo:rsid="0157bb4c"/>
    </style:style>
    <style:style style:name="T283" style:family="text">
      <style:text-properties style:text-underline-style="none" officeooo:rsid="0108ab57"/>
    </style:style>
    <style:style style:name="T284" style:family="text">
      <style:text-properties style:text-underline-style="none" officeooo:rsid="0112fb82"/>
    </style:style>
    <style:style style:name="T285" style:family="text">
      <style:text-properties style:text-underline-style="none" officeooo:rsid="018bf6fd"/>
    </style:style>
    <style:style style:name="T286" style:family="text">
      <style:text-properties officeooo:rsid="0098f064"/>
    </style:style>
    <style:style style:name="T287" style:family="text">
      <style:text-properties fo:color="#ce181e" style:text-underline-style="none" fo:font-weight="normal" officeooo:rsid="009a0d37" style:font-weight-asian="normal" style:font-weight-complex="normal"/>
    </style:style>
    <style:style style:name="T288" style:family="text">
      <style:text-properties fo:color="#ce181e" style:text-underline-style="none" fo:font-weight="normal" officeooo:rsid="009b9ed7" style:font-weight-asian="normal" style:font-weight-complex="normal"/>
    </style:style>
    <style:style style:name="T289" style:family="text">
      <style:text-properties fo:color="#ce181e" style:text-underline-style="none" fo:font-weight="normal" officeooo:rsid="00c49281" style:font-weight-asian="normal" style:font-weight-complex="normal"/>
    </style:style>
    <style:style style:name="T290" style:family="text">
      <style:text-properties fo:color="#ce181e" style:text-underline-style="none" fo:font-weight="normal" officeooo:rsid="00c629fa" style:font-weight-asian="normal" style:font-weight-complex="normal"/>
    </style:style>
    <style:style style:name="T291" style:family="text">
      <style:text-properties fo:color="#ce181e" style:text-underline-style="none" fo:font-weight="normal" officeooo:rsid="00c76296" style:font-weight-asian="normal" style:font-weight-complex="normal"/>
    </style:style>
    <style:style style:name="T292" style:family="text">
      <style:text-properties fo:color="#ce181e" style:text-underline-style="none" fo:font-weight="normal" officeooo:rsid="00c8b424" style:font-weight-asian="normal" style:font-weight-complex="normal"/>
    </style:style>
    <style:style style:name="T293" style:family="text">
      <style:text-properties fo:color="#ce181e" style:text-underline-style="none" fo:font-weight="normal" officeooo:rsid="00ca58ae" style:font-weight-asian="normal" style:font-weight-complex="normal"/>
    </style:style>
    <style:style style:name="T294" style:family="text">
      <style:text-properties fo:color="#ce181e" style:text-underline-style="none" fo:font-weight="normal" officeooo:rsid="00cd6ffe" style:font-weight-asian="normal" style:font-weight-complex="normal"/>
    </style:style>
    <style:style style:name="T295" style:family="text">
      <style:text-properties fo:color="#ce181e" style:text-underline-style="none" fo:font-weight="normal" officeooo:rsid="00e43ee5" style:font-weight-asian="normal" style:font-weight-complex="normal"/>
    </style:style>
    <style:style style:name="T296" style:family="text">
      <style:text-properties fo:color="#ce181e" style:text-underline-style="none" fo:font-weight="normal" officeooo:rsid="00e84304" style:font-weight-asian="normal" style:font-weight-complex="normal"/>
    </style:style>
    <style:style style:name="T297" style:family="text">
      <style:text-properties fo:color="#ce181e" style:text-underline-style="none" fo:font-weight="normal" officeooo:rsid="00ea2b23" style:font-weight-asian="normal" style:font-weight-complex="normal"/>
    </style:style>
    <style:style style:name="T298" style:family="text">
      <style:text-properties fo:color="#ce181e" style:text-underline-style="solid" style:text-underline-width="auto" style:text-underline-color="font-color" fo:font-weight="normal" officeooo:rsid="009b9ed7" style:font-weight-asian="normal" style:font-weight-complex="normal"/>
    </style:style>
    <style:style style:name="T299" style:family="text">
      <style:text-properties fo:color="#ce181e" style:text-underline-style="solid" style:text-underline-width="auto" style:text-underline-color="font-color" fo:font-weight="normal" officeooo:rsid="009d8009" style:font-weight-asian="normal" style:font-weight-complex="normal"/>
    </style:style>
    <style:style style:name="T300" style:family="text">
      <style:text-properties fo:color="#ce181e" style:text-underline-style="solid" style:text-underline-width="auto" style:text-underline-color="font-color" fo:font-weight="normal" officeooo:rsid="0195c1be" style:font-weight-asian="normal" style:font-weight-complex="normal"/>
    </style:style>
    <style:style style:name="T301" style:family="text">
      <style:text-properties fo:color="#ce181e" style:text-underline-style="solid" style:text-underline-width="auto" style:text-underline-color="font-color" fo:font-weight="normal" officeooo:rsid="019679c0" style:font-weight-asian="normal" style:font-weight-complex="normal"/>
    </style:style>
    <style:style style:name="T302" style:family="text">
      <style:text-properties fo:color="#ce181e" style:text-underline-style="solid" style:text-underline-width="auto" style:text-underline-color="font-color" fo:font-weight="normal" officeooo:rsid="01968291" style:font-weight-asian="normal" style:font-weight-complex="normal"/>
    </style:style>
    <style:style style:name="T303" style:family="text">
      <style:text-properties fo:color="#ce181e" style:text-underline-style="solid" style:text-underline-width="auto" style:text-underline-color="font-color" fo:font-weight="normal" officeooo:rsid="01a0ccbb" style:font-weight-asian="normal" style:font-weight-complex="normal"/>
    </style:style>
    <style:style style:name="T304" style:family="text">
      <style:text-properties fo:color="#ce181e" style:text-underline-style="solid" style:text-underline-width="auto" style:text-underline-color="font-color" officeooo:rsid="009b9ed7"/>
    </style:style>
    <style:style style:name="T305" style:family="text">
      <style:text-properties fo:color="#ce181e" style:text-underline-style="solid" style:text-underline-width="auto" style:text-underline-color="font-color" officeooo:rsid="01957514"/>
    </style:style>
    <style:style style:name="T306" style:family="text">
      <style:text-properties fo:color="#ce181e" fo:font-style="normal" style:text-underline-style="none" fo:font-weight="normal" officeooo:rsid="00b6a86c" style:font-style-asian="normal" style:font-weight-asian="normal" style:font-style-complex="normal" style:font-weight-complex="normal"/>
    </style:style>
    <style:style style:name="T307" style:family="text">
      <style:text-properties fo:color="#ce181e" fo:font-style="normal" style:text-underline-style="solid" style:text-underline-width="auto" style:text-underline-color="font-color" fo:font-weight="normal" officeooo:rsid="01a5e7f6" style:font-style-asian="normal" style:font-weight-asian="normal" style:font-style-complex="normal" style:font-weight-complex="normal"/>
    </style:style>
    <style:style style:name="T308" style:family="text">
      <style:text-properties fo:color="#ce181e" fo:font-style="normal" style:text-underline-style="solid" style:text-underline-width="auto" style:text-underline-color="font-color" fo:font-weight="normal" officeooo:rsid="01ae79ad" style:font-style-asian="normal" style:font-weight-asian="normal" style:font-style-complex="normal" style:font-weight-complex="normal"/>
    </style:style>
    <style:style style:name="T309" style:family="text">
      <style:text-properties fo:color="#ce181e" fo:font-style="normal" style:text-underline-style="solid" style:text-underline-width="auto" style:text-underline-color="font-color" fo:font-weight="normal" officeooo:rsid="01afbfbd" style:font-style-asian="normal" style:font-weight-asian="normal" style:font-style-complex="normal" style:font-weight-complex="normal"/>
    </style:style>
    <style:style style:name="T310" style:family="text">
      <style:text-properties fo:color="#ce181e" fo:font-style="normal" style:text-underline-style="solid" style:text-underline-width="auto" style:text-underline-color="font-color" fo:font-weight="normal" officeooo:rsid="01b05b07" style:font-style-asian="normal" style:font-weight-asian="normal" style:font-style-complex="normal" style:font-weight-complex="normal"/>
    </style:style>
    <style:style style:name="T311" style:family="text">
      <style:text-properties fo:color="#ce181e" fo:font-style="italic" style:text-underline-style="solid" style:text-underline-width="auto" style:text-underline-color="font-color" fo:font-weight="normal" officeooo:rsid="009b9ed7" style:font-style-asian="italic" style:font-weight-asian="normal" style:font-style-complex="italic" style:font-weight-complex="normal"/>
    </style:style>
    <style:style style:name="T312" style:family="text">
      <style:text-properties fo:color="#ce181e" fo:font-style="italic" style:text-underline-style="solid" style:text-underline-width="auto" style:text-underline-color="font-color" fo:font-weight="normal" officeooo:rsid="01968291" style:font-style-asian="italic" style:font-weight-asian="normal" style:font-style-complex="italic" style:font-weight-complex="normal"/>
    </style:style>
    <style:style style:name="T313" style:family="text">
      <style:text-properties fo:color="#ce181e" fo:font-style="italic" style:text-underline-style="solid" style:text-underline-width="auto" style:text-underline-color="font-color" fo:font-weight="normal" officeooo:rsid="01992283" style:font-style-asian="italic" style:font-weight-asian="normal" style:font-style-complex="italic" style:font-weight-complex="normal"/>
    </style:style>
    <style:style style:name="T314" style:family="text">
      <style:text-properties fo:color="#ce181e" fo:font-style="italic" style:text-underline-style="solid" style:text-underline-width="auto" style:text-underline-color="font-color" fo:font-weight="normal" officeooo:rsid="019b0034" style:font-style-asian="italic" style:font-weight-asian="normal" style:font-style-complex="italic" style:font-weight-complex="normal"/>
    </style:style>
    <style:style style:name="T315" style:family="text">
      <style:text-properties officeooo:rsid="00a0ea41"/>
    </style:style>
    <style:style style:name="T316" style:family="text">
      <style:text-properties officeooo:rsid="00a180bb"/>
    </style:style>
    <style:style style:name="T317" style:family="text">
      <style:text-properties style:font-name="Liberation Serif1" officeooo:rsid="00a48489" style:font-name-asian="Liberation Serif1" style:font-name-complex="Liberation Serif1"/>
    </style:style>
    <style:style style:name="T318" style:family="text">
      <style:text-properties style:font-name="Liberation Serif1" officeooo:rsid="017416b2" style:font-name-asian="Liberation Serif1" style:font-name-complex="Liberation Serif1"/>
    </style:style>
    <style:style style:name="T319" style:family="text">
      <style:text-properties style:font-name="Liberation Serif1" fo:font-style="normal" officeooo:rsid="00a48489" style:font-name-asian="Liberation Serif1" style:font-style-asian="normal" style:font-name-complex="Liberation Serif1" style:font-style-complex="normal"/>
    </style:style>
    <style:style style:name="T320" style:family="text">
      <style:text-properties officeooo:rsid="00acb015"/>
    </style:style>
    <style:style style:name="T321" style:family="text">
      <style:text-properties officeooo:rsid="00b8ad16"/>
    </style:style>
    <style:style style:name="T322" style:family="text">
      <style:text-properties officeooo:rsid="00d3e94f"/>
    </style:style>
    <style:style style:name="T323" style:family="text">
      <style:text-properties officeooo:rsid="00d9a47b"/>
    </style:style>
    <style:style style:name="T324" style:family="text">
      <style:text-properties officeooo:rsid="00e01a3a"/>
    </style:style>
    <style:style style:name="T325" style:family="text">
      <style:text-properties officeooo:rsid="00f64482"/>
    </style:style>
    <style:style style:name="T326" style:family="text">
      <style:text-properties officeooo:rsid="00f65021"/>
    </style:style>
    <style:style style:name="T327" style:family="text">
      <style:text-properties officeooo:rsid="00fa192c"/>
    </style:style>
    <style:style style:name="T328" style:family="text">
      <style:text-properties officeooo:rsid="00fca231"/>
    </style:style>
    <style:style style:name="T329" style:family="text">
      <style:text-properties officeooo:rsid="01013d69"/>
    </style:style>
    <style:style style:name="T330" style:family="text">
      <style:text-properties officeooo:rsid="0108ab57"/>
    </style:style>
    <style:style style:name="T331" style:family="text">
      <style:text-properties officeooo:rsid="0112fb82"/>
    </style:style>
    <style:style style:name="T332" style:family="text">
      <style:text-properties officeooo:rsid="01144c24"/>
    </style:style>
    <style:style style:name="T333" style:family="text">
      <style:text-properties officeooo:rsid="01180684"/>
    </style:style>
    <style:style style:name="T334" style:family="text">
      <style:text-properties officeooo:rsid="0143408d"/>
    </style:style>
    <style:style style:name="T335" style:family="text">
      <style:text-properties officeooo:rsid="01441d2a"/>
    </style:style>
    <style:style style:name="T336" style:family="text">
      <style:text-properties officeooo:rsid="01444ff4"/>
    </style:style>
    <style:style style:name="T337" style:family="text">
      <style:text-properties officeooo:rsid="0189f0de"/>
    </style:style>
    <style:style style:name="T338" style:family="text">
      <style:text-properties officeooo:rsid="008c45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Les natures de mots pouvant poser problème <text:span text:style-name="T321">(cycle 4)</text:span></text:p>
      <text:p text:style-name="P5"><text:span text:style-name="T197">les déterminants articles contractés (</text:span><text:span text:style-name="T84">au</text:span><text:span text:style-name="T118">,</text:span><text:span text:style-name="T84"> aux</text:span><text:span text:style-name="T118">,</text:span><text:span text:style-name="T84"> du</text:span><text:span text:style-name="T118"> et </text:span><text:span text:style-name="T84">des</text:span><text:span text:style-name="T118">)</text:span></text:p>
      <text:p text:style-name="P6"><text:span text:style-name="T85"><text:tab/></text:span><text:span text:style-name="T91">[exemple]<text:tab/></text:span><text:span text:style-name="T124">Il donne des fruits à sa sœur et </text:span><text:span text:style-name="T176">aux</text:span><text:span text:style-name="T124"> élèves.</text:span></text:p>
      <text:p text:style-name="P2"><text:tab/><text:span text:style-name="T198">[</text:span><text:span text:style-name="T199">définition</text:span><text:span text:style-name="T198">]</text:span><text:span text:style-name="T196"> <text:tab/></text:span>Il s’agit de <text:span text:style-name="T195">deux </text:span>mots en un : une préposition (<text:span text:style-name="T1">de</text:span><text:span text:style-name="T85"> ou </text:span><text:span text:style-name="T1">à</text:span><text:span text:style-name="T85">) suivi d’un déterminant</text:span></text:p>
      <text:p text:style-name="P2"><text:span text:style-name="T85"><text:tab/><text:tab/><text:tab/>article défini ; </text:span><text:span text:style-name="T5">au</text:span><text:span text:style-name="T95"> = </text:span><text:span text:style-name="T5">à</text:span><text:span text:style-name="T95"> + </text:span><text:span text:style-name="T5">le</text:span><text:span text:style-name="T95">, </text:span><text:span text:style-name="T6">aux = à + les</text:span><text:span text:style-name="T96">, </text:span><text:span text:style-name="T3">du</text:span><text:span text:style-name="T87"> = </text:span><text:span text:style-name="T3">de</text:span><text:span text:style-name="T87"> + </text:span><text:span text:style-name="T3">le, </text:span><text:span text:style-name="T6">des</text:span><text:span text:style-name="T5"> = </text:span><text:span text:style-name="T6">de</text:span><text:span text:style-name="T5"> + les</text:span></text:p>
      <text:p text:style-name="P3"><text:span text:style-name="T85"><text:tab/></text:span><text:span text:style-name="T119">[remarque]</text:span><text:span text:style-name="T87"> <text:tab/></text:span><text:span text:style-name="T3">à la</text:span><text:span text:style-name="T87">, </text:span><text:span text:style-name="T3">de la</text:span><text:span text:style-name="T87"> </text:span><text:span text:style-name="T92">ne sont pas déterminants articles contractés car ils </text:span><text:span text:style-name="T87">ne se contractent</text:span></text:p>
      <text:p text:style-name="P3"><text:span text:style-name="T87"><text:tab/><text:tab/><text:tab/>pas et restent en deux mots </text:span><text:span text:style-name="T93">(préposition + déterminant article défini)</text:span></text:p>
      <text:p text:style-name="P108"><text:span text:style-name="T86"><text:tab/></text:span><text:span text:style-name="T120">[</text:span><text:span text:style-name="T118">⚠</text:span><text:span text:style-name="T120">]</text:span><text:span text:style-name="T86"> <text:tab/><text:tab/></text:span><text:span text:style-name="T2">du</text:span><text:span text:style-name="T86"> et </text:span><text:span text:style-name="T2">des</text:span><text:span text:style-name="T86"> </text:span><text:span text:style-name="T88">sont aussi des déterminants articles partitifs (■ exercice 1)</text:span></text:p>
      <text:p text:style-name="P109"><text:span text:style-name="T86"><text:tab/></text:span><text:span text:style-name="T120">[</text:span><text:span text:style-name="T121">⚠</text:span><text:span text:style-name="T120">]</text:span><text:span text:style-name="T86"> <text:tab/><text:tab/></text:span><text:span text:style-name="T2">des</text:span><text:span text:style-name="T86"> </text:span><text:span text:style-name="T100">est aussi un déterminant article indéfini </text:span><text:span text:style-name="T88">(■ exercice 1)</text:span></text:p>
      <text:p text:style-name="P110"><text:span text:style-name="T86"><text:tab/></text:span><text:span text:style-name="T120">[⚐]</text:span><text:span text:style-name="T86"> <text:tab/><text:tab/></text:span><text:span text:style-name="T97">l’</text:span><text:span text:style-name="T114">allemand</text:span><text:span text:style-name="T97"> connaît aussi les déterminants articles contractés : </text:span><text:span text:style-name="T27">in</text:span><text:span text:style-name="T7"> + </text:span><text:span text:style-name="T27">dem</text:span><text:span text:style-name="T7"> = </text:span><text:span text:style-name="T28">im</text:span></text:p>
      <text:p text:style-name="P122"/>
      <text:p text:style-name="P7"><text:span text:style-name="T88">les déterminants articles </text:span><text:span text:style-name="T90">partitifs</text:span><text:span text:style-name="T88"> (</text:span><text:span text:style-name="T4">du, de, de la, de l’, des</text:span><text:span text:style-name="T88">)</text:span></text:p>
      <text:p text:style-name="P7"><text:span text:style-name="T88"><text:tab/></text:span><text:span text:style-name="T94">[exemple]<text:tab/></text:span><text:span text:style-name="T125">Je bois </text:span><text:span text:style-name="T177">de l’</text:span><text:span text:style-name="T125">eau.</text:span></text:p>
      <text:p text:style-name="P7"><text:span text:style-name="T125"><text:tab/></text:span><text:span text:style-name="T98">[définition]</text:span><text:span text:style-name="T125"><text:tab/></text:span><text:span text:style-name="T126">Il s’agit d’un déterminant utilisé avec des mots que l’on ne peut compter,</text:span></text:p>
      <text:p text:style-name="P7"><text:span text:style-name="T126"><text:tab/><text:tab/><text:tab/></text:span><text:span text:style-name="T130">par exemple </text:span><text:span text:style-name="T126">de l’eau ou du fer. </text:span><text:span text:style-name="T169">Comme son nom l’indique, l’article</text:span></text:p>
      <text:p text:style-name="P151"><text:span text:style-name="T169"><text:tab/><text:tab/><text:tab/>partitif ne prend qu’une partie du mot déterminé : </text:span><text:span text:style-name="T56">Je bois </text:span><text:span text:style-name="T72">du</text:span><text:span text:style-name="T55"> vin</text:span><text:span text:style-name="T169"> et non </text:span></text:p>
      <text:p text:style-name="P151"><text:span text:style-name="T169"><text:tab/><text:tab/><text:tab/></text:span><text:span text:style-name="T56">Je bois </text:span><text:span text:style-name="T55">le vin</text:span><text:span text:style-name="T169">.</text:span></text:p>
      <text:p text:style-name="P8"><text:span text:style-name="T126"><text:tab/></text:span><text:span text:style-name="T89">[</text:span><text:span text:style-name="T99">⚠</text:span><text:span text:style-name="T89">]</text:span><text:span text:style-name="T123"> <text:tab/><text:tab/></text:span><text:span text:style-name="T30">du</text:span><text:span text:style-name="T123"> et </text:span><text:span text:style-name="T30">des</text:span><text:span text:style-name="T123"> </text:span><text:span text:style-name="T127">sont aussi des déterminants articles </text:span><text:span text:style-name="T128">contractés</text:span><text:span text:style-name="T127"> (■ exercice 1)</text:span></text:p>
      <text:p text:style-name="P9"><text:span text:style-name="T123"><text:tab/></text:span><text:span text:style-name="T89">[</text:span><text:span text:style-name="T88">⚠</text:span><text:span text:style-name="T89">]</text:span><text:span text:style-name="T123"> <text:tab/><text:tab/></text:span><text:span text:style-name="T30">des</text:span><text:span text:style-name="T123"> </text:span><text:span text:style-name="T129">est aussi un déterminant article indéfini </text:span><text:span text:style-name="T127">(■ exercice 1)</text:span></text:p>
      <text:p text:style-name="P10"><text:span text:style-name="T126"><text:tab/></text:span><text:span text:style-name="T89">[</text:span><text:span text:style-name="T99">⚠</text:span><text:span text:style-name="T89">]</text:span><text:span text:style-name="T127"> <text:tab/><text:tab/></text:span><text:span text:style-name="T31">de la</text:span><text:span text:style-name="T131"> peut aussi être une préposition suivie du déterminant article défini </text:span></text:p>
      <text:p text:style-name="P123"><text:tab/><text:tab/><text:tab/>(■ exercice 1)</text:p>
      <text:p text:style-name="P29"><text:span text:style-name="T123"><text:tab/></text:span><text:span text:style-name="T89">[⚐]</text:span><text:span text:style-name="T123"> <text:tab/><text:tab/></text:span><text:span text:style-name="T166">l’anglais utilise </text:span><text:span text:style-name="T51">some </text:span><text:span text:style-name="T166">: </text:span><text:span text:style-name="T51">I </text:span><text:span text:style-name="T54">drink</text:span><text:span text:style-name="T51"> </text:span><text:span text:style-name="T71">some</text:span><text:span text:style-name="T51"> water.</text:span></text:p>
      <text:p text:style-name="P123"/>
      <text:p text:style-name="P31"><text:span text:style-name="T101">l</text:span><text:span text:style-name="T85">es déterminants possessifs (mon, ton, … notre, votre, leur, … son, sa, ses… )</text:span></text:p>
      <text:p text:style-name="P11"><text:span text:style-name="T126"><text:tab/></text:span><text:span text:style-name="T89">[</text:span><text:span text:style-name="T102">exemple</text:span><text:span text:style-name="T89">]</text:span><text:span text:style-name="T123"> <text:tab/></text:span><text:span text:style-name="T178">Notre</text:span><text:span text:style-name="T133"> maison n’est pas la vôtre ; </text:span><text:span text:style-name="T178">leurs</text:span><text:span text:style-name="T133"> maisons leur appartiennent. </text:span></text:p>
      <text:p text:style-name="P12"><text:span text:style-name="T126"><text:tab/></text:span><text:span text:style-name="T89">[</text:span><text:span text:style-name="T99">⚠</text:span><text:span text:style-name="T89">]</text:span><text:span text:style-name="T123"> <text:tab/><text:tab/></text:span><text:span text:style-name="T32">notre</text:span><text:span text:style-name="T132"> et </text:span><text:span text:style-name="T32">votre</text:span><text:span text:style-name="T132"> ne prennent pas d’accent circonflexe contrairement au</text:span><text:span text:style-name="T163">x</text:span></text:p>
      <text:p text:style-name="P12"><text:span text:style-name="T132"><text:tab/><text:tab/><text:tab/>pronom</text:span><text:span text:style-name="T163">s</text:span><text:span text:style-name="T132"> possessif</text:span><text:span text:style-name="T163">s</text:span><text:span text:style-name="T132"> </text:span><text:span text:style-name="T32">le vôtre</text:span><text:span text:style-name="T132">, </text:span><text:span text:style-name="T32">le nôtre</text:span><text:span text:style-name="T132"> (■ exercice 2)</text:span></text:p>
      <text:p text:style-name="P11"><text:span text:style-name="T132"><text:tab/></text:span><text:span text:style-name="T89">[</text:span><text:span text:style-name="T99">⚠</text:span><text:span text:style-name="T89">]</text:span><text:span text:style-name="T123"> <text:tab/><text:tab/></text:span><text:span text:style-name="T33">leur</text:span><text:span text:style-name="T134"> s’accord</text:span><text:span text:style-name="T170">e</text:span><text:span text:style-name="T134"> en genre et en nombre avec le mot </text:span><text:span text:style-name="T164">auquel</text:span><text:span text:style-name="T134"> il se rapporte</text:span></text:p>
      <text:p text:style-name="P11"><text:span text:style-name="T134"><text:tab/><text:tab/><text:tab/>contrairement au </text:span><text:span text:style-name="T33">leur</text:span><text:span text:style-name="T134"> pronom personnel (■ exercice 3)</text:span></text:p>
      <text:p text:style-name="P30"><text:span text:style-name="T134"><text:tab/></text:span><text:span text:style-name="T89">[⚐]</text:span><text:span text:style-name="T134"> <text:tab/><text:tab/></text:span><text:span text:style-name="T167">l’anglais traduit </text:span><text:span text:style-name="T52">son, sa, ses</text:span><text:span text:style-name="T167"> par </text:span><text:span text:style-name="T52">his</text:span><text:span text:style-name="T167"> et </text:span><text:span text:style-name="T52">her</text:span><text:span text:style-name="T167">. Attention à la traduction c</text:span><text:span text:style-name="T168">ar les</text:span></text:p>
      <text:p text:style-name="P124"><text:tab/><text:tab/><text:tab/>deux langues sont très différentes sur ce point précis.</text:p>
      <text:p text:style-name="P119"/>
      <text:p text:style-name="P155"><text:span text:style-name="T99">l</text:span><text:span text:style-name="T110">es </text:span><text:span text:style-name="T112">déterminants</text:span><text:span text:style-name="T110"> </text:span><text:span text:style-name="T111">démonstratifs</text:span><text:span text:style-name="T110"> (</text:span><text:span text:style-name="T112">ce, cet, cette, ces</text:span><text:span text:style-name="T111">)</text:span></text:p>
      <text:p text:style-name="P153"><text:span text:style-name="T126"><text:tab/></text:span><text:span text:style-name="T89">[</text:span><text:span text:style-name="T102">exemple</text:span><text:span text:style-name="T89">]</text:span><text:span text:style-name="T135"> <text:tab/></text:span><text:span text:style-name="T184">Ce</text:span><text:span text:style-name="T172"> chat est fou et </text:span><text:span text:style-name="T184">ces</text:span><text:span text:style-name="T172"> chiens ne le sont pas moins.</text:span></text:p>
      <text:p text:style-name="P152"><text:span text:style-name="T126"><text:tab/></text:span><text:span text:style-name="T89">[</text:span><text:span text:style-name="T99">⚠</text:span><text:span text:style-name="T89">]</text:span><text:span text:style-name="T123"> <text:tab/><text:tab/></text:span><text:span text:style-name="T47">ce</text:span><text:span text:style-name="T156"> peut aussi être un </text:span><text:span text:style-name="T158">pronom</text:span><text:span text:style-name="T156"> </text:span><text:span text:style-name="T157">démonstratif </text:span><text:span text:style-name="T171">comme dans </text:span><text:span text:style-name="T73">C</text:span><text:span text:style-name="T57">’est impossible !</text:span></text:p>
      <text:p text:style-name="P152"><text:span text:style-name="T57"><text:tab/><text:tab/><text:tab/></text:span><text:span text:style-name="T156"> (■ exercice 11)</text:span></text:p>
      <text:p text:style-name="P139"/>
      <text:p text:style-name="P32"><text:span text:style-name="T101">l</text:span><text:span text:style-name="T103">es déterminants </text:span><text:span text:style-name="T104">indéfinis</text:span><text:span text:style-name="T103"> </text:span><text:span text:style-name="T104">(aucun, autre, certain… tout…)</text:span></text:p>
      <text:p text:style-name="P13"><text:span text:style-name="T126"><text:tab/></text:span><text:span text:style-name="T89">[</text:span><text:span text:style-name="T102">exemple</text:span><text:span text:style-name="T89">]</text:span><text:span text:style-name="T135"> <text:tab/></text:span><text:span text:style-name="T179">Certain</text:span><text:span text:style-name="T180">e</text:span><text:span text:style-name="T179">s</text:span><text:span text:style-name="T135"> </text:span><text:span text:style-name="T137">personnes </text:span><text:span text:style-name="T135">pensent le contraire.</text:span></text:p>
      <text:p text:style-name="P14"><text:span text:style-name="T126"><text:tab/></text:span><text:span text:style-name="T89">[</text:span><text:span text:style-name="T99">⚠</text:span><text:span text:style-name="T89">]</text:span><text:span text:style-name="T123"> <text:tab/><text:tab/></text:span><text:span text:style-name="T34">certain</text:span><text:span text:style-name="T136"> peut aussi être un adjectif (</text:span><text:span text:style-name="T50">I</text:span><text:span text:style-name="T34">l est </text:span><text:span text:style-name="T64">certain</text:span><text:span text:style-name="T34"> de lui.)</text:span><text:span text:style-name="T136"> </text:span><text:span text:style-name="T138">ou un pronom indéfini</text:span></text:p>
      <text:p text:style-name="P14"><text:span text:style-name="T138"><text:tab/><text:tab/><text:tab/>(</text:span><text:span text:style-name="T65">Certains</text:span><text:span text:style-name="T35"> pensent l’inverse.</text:span><text:span text:style-name="T138">) (■ exercice 4)</text:span></text:p>
      <text:p text:style-name="P15"><text:span text:style-name="T126"><text:tab/></text:span><text:span text:style-name="T89">[</text:span><text:span text:style-name="T99">⚠</text:span><text:span text:style-name="T89">]</text:span><text:span text:style-name="T132"> <text:tab/><text:tab/></text:span><text:span text:style-name="T36">tout</text:span><text:span text:style-name="T136"> peut aussi être un </text:span><text:span text:style-name="T139">adverbe</text:span><text:span text:style-name="T136"> (</text:span><text:span text:style-name="T36">Ils sont </text:span><text:span text:style-name="T66">tout</text:span><text:span text:style-name="T36"> trempés.</text:span><text:span text:style-name="T139">) </text:span><text:span text:style-name="T140">ou un pronom</text:span></text:p>
      <text:p text:style-name="P15"><text:span text:style-name="T140"><text:tab/><text:tab/><text:tab/>indéfini (</text:span><text:span text:style-name="T67">Tout</text:span><text:span text:style-name="T37"> finit bien.</text:span><text:span text:style-name="T140">) </text:span><text:span text:style-name="T159">ou encore un nom commun </text:span><text:span text:style-name="T141">(■ exercice 5)</text:span></text:p>
      <text:p text:style-name="P140"/>
      <text:p text:style-name="P33"><text:soft-page-break/><text:span text:style-name="T104">l</text:span><text:span text:style-name="T85">es déterminants numéraux cardinaux (</text:span><text:span text:style-name="T1">zéro, un, deux, trois, …</text:span><text:span text:style-name="T85">)</text:span></text:p>
      <text:p text:style-name="P33"><text:span text:style-name="T123"><text:tab/></text:span><text:span text:style-name="T85">[exemple]</text:span><text:span text:style-name="T123"><text:tab/>Un jour il a compté depuis </text:span><text:span text:style-name="T175">un</text:span><text:span text:style-name="T123"> jusqu’à </text:span><text:span text:style-name="T173">deux-cents</text:span><text:span text:style-name="T123">.</text:span></text:p>
      <text:p text:style-name="P16"><text:span text:style-name="T126"><text:tab/></text:span><text:span text:style-name="T89">[</text:span><text:span text:style-name="T99">⚠</text:span><text:span text:style-name="T89">]</text:span><text:span text:style-name="T123"> <text:tab/><text:tab/></text:span><text:span text:style-name="T38">un</text:span><text:span text:style-name="T142"> </text:span><text:span text:style-name="T136">peut aussi être un </text:span><text:span text:style-name="T142">déterminant article indéfini </text:span><text:span text:style-name="T161">ou un pronom indéfini.</text:span></text:p>
      <text:p text:style-name="P28"><text:span text:style-name="T161"><text:tab/><text:tab/><text:tab/></text:span><text:span text:style-name="T138">(■ exercice </text:span><text:span text:style-name="T142">6</text:span><text:span text:style-name="T138">)</text:span></text:p>
      <text:p text:style-name="P36"><text:span text:style-name="T99">l</text:span><text:span text:style-name="T85">es pronoms personnels (je, tu, il, on, …, le, les…)</text:span></text:p>
      <text:p text:style-name="P34"><text:span text:style-name="T135"><text:tab/></text:span><text:span text:style-name="T104">[exemple]</text:span><text:span text:style-name="T135"><text:tab/></text:span><text:span text:style-name="T143">Le vent </text:span><text:span text:style-name="T181">le</text:span><text:span text:style-name="T143"> soulève.</text:span></text:p>
      <text:p text:style-name="P17"><text:span text:style-name="T126"><text:tab/></text:span><text:span text:style-name="T89">[</text:span><text:span text:style-name="T99">⚠</text:span><text:span text:style-name="T89">]</text:span><text:span text:style-name="T104"> </text:span><text:span text:style-name="T135"><text:tab/><text:tab/></text:span><text:span text:style-name="T39">le, la, les</text:span><text:span text:style-name="T142"> </text:span><text:span text:style-name="T136">peu</text:span><text:span text:style-name="T143">vent</text:span><text:span text:style-name="T136"> aussi être </text:span><text:span text:style-name="T143">des</text:span><text:span text:style-name="T136"> </text:span><text:span text:style-name="T142">déterminant</text:span><text:span text:style-name="T143">s</text:span><text:span text:style-name="T142"> article</text:span><text:span text:style-name="T143">s</text:span><text:span text:style-name="T142"> défini</text:span><text:span text:style-name="T143">s</text:span><text:span text:style-name="T142">. </text:span><text:span text:style-name="T138">(■ exercice </text:span><text:span text:style-name="T143">7)</text:span></text:p>
      <text:p text:style-name="P18"><text:span text:style-name="T126"><text:tab/></text:span><text:span text:style-name="T89">[</text:span><text:span text:style-name="T99">⚠</text:span><text:span text:style-name="T89">]</text:span><text:span text:style-name="T135"> <text:tab/><text:tab/></text:span><text:span text:style-name="T40">on</text:span><text:span text:style-name="T142"> </text:span><text:span text:style-name="T136">peu</text:span><text:span text:style-name="T144">t </text:span><text:span text:style-name="T136">aussi être </text:span><text:span text:style-name="T144">un pronom indéfini </text:span><text:span text:style-name="T138">(■ exercice </text:span><text:span text:style-name="T145">8</text:span><text:span text:style-name="T143">)</text:span></text:p>
      <text:p text:style-name="P154"><text:span text:style-name="T143"><text:tab/></text:span><text:span text:style-name="T89">[⚐]</text:span><text:span text:style-name="T143"> <text:tab/><text:tab/></text:span><text:span text:style-name="T166">l’a</text:span><text:span text:style-name="T168">llemand traduit </text:span><text:span text:style-name="T174">le français </text:span><text:span text:style-name="T53">on</text:span><text:span text:style-name="T168"> (&lt; latin </text:span><text:span text:style-name="T53">homo</text:span><text:span text:style-name="T168">) par </text:span><text:span text:style-name="T53">man</text:span><text:span text:style-name="T168"> </text:span></text:p>
      <text:p text:style-name="P154"><text:span text:style-name="T168"><text:tab/><text:tab/><text:tab/>(&lt; </text:span><text:span text:style-name="T53">der Mann, l’homme</text:span><text:span text:style-name="T168">)</text:span></text:p>
      <text:p text:style-name="P125"/>
      <text:p text:style-name="P37"><text:span text:style-name="T99">l</text:span><text:span text:style-name="T85">es pronoms </text:span><text:span text:style-name="T105">relatifs</text:span><text:span text:style-name="T85"> (</text:span><text:span text:style-name="T105">qui, que, quoi, dont, où, lequel, duquel, auquel)</text:span></text:p>
      <text:p text:style-name="P37"><text:span text:style-name="T105"><text:tab/>[exemple]<text:tab/></text:span><text:span text:style-name="T146">Je pense que le livre </text:span><text:span text:style-name="T182">que</text:span><text:span text:style-name="T146"> je lis est mauvais.</text:span></text:p>
      <text:p text:style-name="P4"><text:tab/><text:span text:style-name="T198">[</text:span><text:span text:style-name="T199">définition</text:span><text:span text:style-name="T198">]</text:span><text:span text:style-name="T196"> <text:tab/></text:span>Il s’agit <text:span text:style-name="T106">de mots que l’on place au début d’une proposition subordonnée</text:span></text:p>
      <text:p text:style-name="P4"><text:span text:style-name="T106"><text:tab/><text:tab/><text:tab/>relative. Un pronom relatif a un </text:span><text:span text:style-name="T122">antécédent</text:span><text:span text:style-name="T106"> qu’il remplace dans la <text:tab/><text:tab/><text:tab/><text:tab/>subordonnée.</text:span></text:p>
      <text:p text:style-name="P19"><text:span text:style-name="T126"><text:tab/></text:span><text:span text:style-name="T89">[</text:span><text:span text:style-name="T99">⚠</text:span><text:span text:style-name="T89">]</text:span><text:span text:style-name="T135"> <text:tab/><text:tab/></text:span><text:span text:style-name="T41">que</text:span><text:span text:style-name="T142"> </text:span><text:span text:style-name="T136">peu</text:span><text:span text:style-name="T144">t </text:span><text:span text:style-name="T136">aussi être </text:span><text:span text:style-name="T144">un</text:span><text:span text:style-name="T147">e conjonction de subordination</text:span><text:span text:style-name="T144"> </text:span><text:span text:style-name="T148">ou un adverbe </text:span></text:p>
      <text:p text:style-name="P20"><text:span text:style-name="T148"><text:tab/><text:tab/><text:tab/>exclamatif ou encore un</text:span><text:span text:style-name="T162"> pronom interrogatif</text:span><text:span text:style-name="T148"> </text:span><text:span text:style-name="T138">(■ exercice </text:span><text:span text:style-name="T147">9</text:span><text:span text:style-name="T143">)</text:span></text:p>
      <text:p text:style-name="P126"/>
      <text:p text:style-name="P38"><text:span text:style-name="T99">l</text:span><text:span text:style-name="T85">es pronoms </text:span><text:span text:style-name="T107">indéfinis</text:span><text:span text:style-name="T85"> (</text:span><text:span text:style-name="T107">aucune, autre, certains, on, </text:span><text:span text:style-name="T108">tout</text:span><text:span text:style-name="T107">…</text:span><text:span text:style-name="T85">)</text:span></text:p>
      <text:p text:style-name="P35"><text:span text:style-name="T135"><text:tab/></text:span><text:span text:style-name="T104">[exemple]</text:span><text:span text:style-name="T135"><text:tab/></text:span><text:span text:style-name="T183">Certains</text:span><text:span text:style-name="T149"> l’ont vue, d’</text:span><text:span text:style-name="T183">autres</text:span><text:span text:style-name="T149"> non mais les autres parents n’en savent rien.</text:span></text:p>
      <text:p text:style-name="P21"><text:span text:style-name="T126"><text:tab/></text:span><text:span text:style-name="T89">[</text:span><text:span text:style-name="T99">⚠</text:span><text:span text:style-name="T89">]</text:span><text:span text:style-name="T123"> <text:tab/><text:tab/></text:span><text:span text:style-name="T34">certain</text:span><text:span text:style-name="T136"> peut aussi être un adjectif (</text:span><text:span text:style-name="T34">il est </text:span><text:span text:style-name="T64">certain</text:span><text:span text:style-name="T34"> de lui.)</text:span><text:span text:style-name="T136"> </text:span><text:span text:style-name="T138">ou un </text:span><text:span text:style-name="T150">déterminant<text:tab/></text:span></text:p>
      <text:p text:style-name="P21"><text:span text:style-name="T150"><text:tab/><text:tab/><text:tab/></text:span><text:span text:style-name="T138">indéfini (</text:span><text:span text:style-name="T68">C</text:span><text:span text:style-name="T65">ertains</text:span><text:span text:style-name="T35"> </text:span><text:span text:style-name="T42">adultes </text:span><text:span text:style-name="T35">pensent l’inverse.</text:span><text:span text:style-name="T138">) (■ exercice 4)</text:span></text:p>
      <text:p text:style-name="P22"><text:span text:style-name="T126"><text:tab/></text:span><text:span text:style-name="T89">[</text:span><text:span text:style-name="T99">⚠</text:span><text:span text:style-name="T89">]</text:span><text:span text:style-name="T132"> <text:tab/><text:tab/></text:span><text:span text:style-name="T36">tout</text:span><text:span text:style-name="T136"> peut aussi être un </text:span><text:span text:style-name="T139">adverbe</text:span><text:span text:style-name="T136"> (</text:span><text:span text:style-name="T36">Ils sont </text:span><text:span text:style-name="T66">tout</text:span><text:span text:style-name="T36"> trempés</text:span><text:span text:style-name="T139">) </text:span><text:span text:style-name="T160">ou </text:span><text:span text:style-name="T140">un</text:span></text:p>
      <text:p text:style-name="P27"><text:span text:style-name="T140"><text:tab/><text:tab/><text:tab/></text:span><text:span text:style-name="T151">déterminant </text:span><text:span text:style-name="T140">indéfini (</text:span><text:span text:style-name="T67">Tout</text:span><text:span text:style-name="T69">e</text:span><text:span text:style-name="T43"> histoire a une fin</text:span><text:span text:style-name="T37">.</text:span><text:span text:style-name="T140">) </text:span><text:span text:style-name="T160">ou encore un </text:span></text:p>
      <text:p text:style-name="P27"><text:span text:style-name="T160"><text:tab/><text:tab/><text:tab/>nom commun. </text:span><text:span text:style-name="T141">(■ exercice 5)</text:span></text:p>
      <text:p text:style-name="P23"><text:span text:style-name="T126"><text:tab/></text:span><text:span text:style-name="T89">[</text:span><text:span text:style-name="T99">⚠</text:span><text:span text:style-name="T89">]</text:span><text:span text:style-name="T104"> </text:span><text:span text:style-name="T135"><text:tab/><text:tab/></text:span><text:span text:style-name="T40">on</text:span><text:span text:style-name="T142"> </text:span><text:span text:style-name="T136">peu</text:span><text:span text:style-name="T144">t </text:span><text:span text:style-name="T136">aussi être </text:span><text:span text:style-name="T144">un pronom </text:span><text:span text:style-name="T152">personnel</text:span><text:span text:style-name="T144"> </text:span><text:span text:style-name="T138">(■ exercice </text:span><text:span text:style-name="T145">8</text:span><text:span text:style-name="T143">)</text:span></text:p>
      <text:p text:style-name="P24"><text:span text:style-name="T126"><text:tab/></text:span><text:span text:style-name="T89">[</text:span><text:span text:style-name="T99">⚠</text:span><text:span text:style-name="T89">]</text:span><text:span text:style-name="T135"> <text:tab/><text:tab/></text:span><text:span text:style-name="T44">personne</text:span><text:span text:style-name="T142"> </text:span><text:span text:style-name="T136">peu</text:span><text:span text:style-name="T144">t </text:span><text:span text:style-name="T136">aussi être </text:span><text:span text:style-name="T144">un </text:span><text:span text:style-name="T153">nom commun</text:span><text:span text:style-name="T144"> </text:span><text:span text:style-name="T138">(■ exercice </text:span><text:span text:style-name="T153">10</text:span><text:span text:style-name="T143">)</text:span></text:p>
      <text:p text:style-name="P127"/>
      <text:p text:style-name="P39"><text:span text:style-name="T99">l</text:span><text:span text:style-name="T85">es pronoms </text:span><text:span text:style-name="T109">possessifs</text:span><text:span text:style-name="T85"> (</text:span><text:span text:style-name="T109">le mien, le nôtre, …</text:span><text:span text:style-name="T85">)</text:span></text:p>
      <text:p text:style-name="P25"><text:span text:style-name="T126"><text:tab/></text:span><text:span text:style-name="T89">[</text:span><text:span text:style-name="T99">⚠</text:span><text:span text:style-name="T89">]</text:span><text:span text:style-name="T123"> <text:tab/><text:tab/></text:span><text:span text:style-name="T45">le </text:span><text:span text:style-name="T32">n</text:span><text:span text:style-name="T45">ô</text:span><text:span text:style-name="T32">tre</text:span><text:span text:style-name="T132"> et </text:span><text:span text:style-name="T45">le </text:span><text:span text:style-name="T32">v</text:span><text:span text:style-name="T45">ô</text:span><text:span text:style-name="T32">tre</text:span><text:span text:style-name="T132"> prennent </text:span><text:span text:style-name="T154">l’</text:span><text:span text:style-name="T132">accent circonflexe contrairement au</text:span><text:span text:style-name="T165">x</text:span></text:p>
      <text:p text:style-name="P25"><text:span text:style-name="T132"><text:tab/><text:tab/><text:tab/></text:span><text:span text:style-name="T155">déterminant</text:span><text:span text:style-name="T165">s</text:span><text:span text:style-name="T132"> possessif</text:span><text:span text:style-name="T165">s</text:span><text:span text:style-name="T132"> </text:span><text:span text:style-name="T32">v</text:span><text:span text:style-name="T46">o</text:span><text:span text:style-name="T32">tre</text:span><text:span text:style-name="T132">, </text:span><text:span text:style-name="T32">n</text:span><text:span text:style-name="T46">o</text:span><text:span text:style-name="T32">tre</text:span><text:span text:style-name="T132"> (■ exercice 2)</text:span></text:p>
      <text:p text:style-name="P128"/>
      <text:p text:style-name="P40"><text:span text:style-name="T99">l</text:span><text:span text:style-name="T110">es pronoms </text:span><text:span text:style-name="T111">démonstratifs</text:span><text:span text:style-name="T110"> (</text:span><text:span text:style-name="T111">celui, celui-ci, celui-là, celle, cela, ce, …)</text:span></text:p>
      <text:p text:style-name="P26"><text:span text:style-name="T126"><text:tab/></text:span><text:span text:style-name="T89">[</text:span><text:span text:style-name="T99">⚠</text:span><text:span text:style-name="T89">]</text:span><text:span text:style-name="T123"> <text:tab/><text:tab/></text:span><text:span text:style-name="T47">ce </text:span><text:span text:style-name="T156">peut aussi être un déterminant </text:span><text:span text:style-name="T157">démonstratif</text:span><text:span text:style-name="T156"> (■ exercice 11)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21"><text:soft-page-break/><text:span text:style-name="T111">e</text:span><text:span text:style-name="T85">xercices</text:span></text:p>
      <text:p text:style-name="P129"/>
      <text:p text:style-name="P41"><text:span text:style-name="T319">■ </text:span><text:span text:style-name="T85">exercice n°1 : distinguer </text:span><text:span text:style-name="T113">la nature grammaticale de</text:span><text:span text:style-name="T85"> </text:span><text:span text:style-name="T1">du, des, de la</text:span></text:p>
      <text:p text:style-name="P73">Pour réussir l’exercice :</text:p>
      <text:p text:style-name="P92"><text:span text:style-name="T318">•</text:span> <text:span text:style-name="T241">si le déterminant est utilisé avant un mot que l’on ne peut compter→ déterminant article partitif</text:span></text:p>
      <text:p text:style-name="P74"><text:tab/><text:span text:style-name="T200">[exemple] </text:span><text:span text:style-name="T227">de l</text:span><text:span text:style-name="T333">’eau, </text:span><text:span text:style-name="T227">des</text:span><text:span text:style-name="T333"> ténèbres</text:span></text:p>
      <text:p text:style-name="P92"><text:span text:style-name="T318">•</text:span><text:span text:style-name="T322"> si le déterminant est utilisé après un verbe ou une expression exigeant la préposition </text:span><text:span text:style-name="T8">de</text:span><text:span text:style-name="T242"> → déterminant article contracté (exemple : se souvenir </text:span><text:span text:style-name="T225">de</text:span><text:span text:style-name="T243">, du côté </text:span><text:span text:style-name="T225">de</text:span><text:span text:style-name="T243">) pour </text:span><text:span text:style-name="T26">du</text:span><text:span text:style-name="T334"> et </text:span><text:span text:style-name="T26">des </text:span><text:span text:style-name="T334">; pour </text:span><text:span text:style-name="T26">de la</text:span><text:span text:style-name="T334">, →</text:span></text:p>
      <text:p text:style-name="P107">préposition suivie d’un déterminant article défini</text:p>
      <text:p text:style-name="P77"><text:tab/><text:span text:style-name="T200">[exemple]</text:span><text:span text:style-name="T258"> </text:span><text:span text:style-name="T260">J’ai besoin </text:span><text:span text:style-name="T227">du</text:span><text:span text:style-name="T260"> courage dont tu sais faire preuve.</text:span></text:p>
      <text:p text:style-name="P92"><text:span text:style-name="T318">•</text:span><text:span text:style-name="T322"> sinon → déterminant article indéfini</text:span></text:p>
      <text:p text:style-name="P78"><text:tab/><text:span text:style-name="T200">[exemple]</text:span><text:span text:style-name="T258"> </text:span><text:span text:style-name="T237">des</text:span><text:span text:style-name="T244"><text:tab/> </text:span><text:span text:style-name="T261">pommes de terre trop cuites</text:span></text:p>
      <text:p text:style-name="P93"><text:span text:style-name="T242">Q</text:span>uelle est la nature grammaticale des <text:span text:style-name="T335">cinq </text:span>mots ou groupes de mots soulignés ?</text:p>
      <text:p text:style-name="P113"><text:span text:style-name="T246"><text:tab/>Je bois souvent </text:span><text:span text:style-name="T216">du</text:span><text:span text:style-name="T246"> lait. </text:span><text:span text:style-name="T215">D</text:span><text:span text:style-name="T214">es</text:span><text:span text:style-name="T202"> pommes sont tombées </text:span><text:span text:style-name="T217">de la</text:span><text:span text:style-name="T203"> tour ; je les ai mangées </text:span><text:span text:style-name="T204">ainsi que </text:span><text:span text:style-name="T216">des</text:span><text:span text:style-name="T204"> rillettes. </text:span><text:span text:style-name="T205">Je me rappelle </text:span><text:span text:style-name="T218">de la</text:span><text:span text:style-name="T205"> journée d’hier.</text:span></text:p>
      <text:p text:style-name="P44"><text:span text:style-name="T317">■ </text:span><text:span text:style-name="T286">exercice n°2 : distinguer la nature grammaticale de </text:span><text:span text:style-name="T9">notre, votre, le nôtre, le vôtre </text:span><text:span text:style-name="T315">et savoir écrire ces mots.</text:span></text:p>
      <text:p text:style-name="P94"><text:span text:style-name="T316">Ajouter les accents circonflexes manquants ; q</text:span>uelle est la nature grammaticale des <text:span text:style-name="T336">quatre </text:span>mots ou groupes de mots soulignés ?</text:p>
      <text:p text:style-name="P111"><text:span text:style-name="T244"><text:tab/></text:span><text:span text:style-name="T213">Votre</text:span> chien a bien de la chance d’avoir rencontré notre domestique. Les <text:span text:style-name="T213">votres</text:span> ont évidemment trop de travail mais <text:span text:style-name="T213">le notre</text:span> a le temps d’acheter <text:span text:style-name="T213">notre</text:span><text:span text:style-name="T244"> repas et de flâner dans les rues.</text:span></text:p>
      <text:p text:style-name="P134"><text:span text:style-name="T317">■ </text:span><text:span text:style-name="T286">exercice n°3 : distinguer la nature grammaticale de </text:span><text:span text:style-name="T10">leur</text:span><text:span text:style-name="T9"> </text:span><text:span text:style-name="T315">et savoir accorder ce mot.</text:span></text:p>
      <text:p text:style-name="P131">Pour réussir l’exercice :</text:p>
      <text:p text:style-name="P131"><text:span text:style-name="T318">•</text:span> <text:span text:style-name="T241">si </text:span><text:span text:style-name="T29">leur</text:span><text:span text:style-name="T241"> détermine un nom avant lequel il est placé → déterminant possessif</text:span></text:p>
      <text:p text:style-name="P131"><text:span text:style-name="T318">•</text:span> <text:span text:style-name="T337">sinon → pronom personnel </text:span><text:span text:style-name="T201">invariable</text:span></text:p>
      <text:p text:style-name="P55"><text:span text:style-name="T202">Accorder correctement </text:span><text:span text:style-name="T30">leur</text:span><text:span text:style-name="T202"> dans ce texte ; </text:span><text:span text:style-name="T207">q</text:span><text:span text:style-name="T206">uelle est la nature grammaticale des </text:span><text:span text:style-name="T211">cinq </text:span><text:span text:style-name="T206">mots ou groupes de mots soulignés ?</text:span></text:p>
      <text:p text:style-name="P114"><text:span text:style-name="T247"><text:tab/></text:span><text:span text:style-name="T219">L</text:span><text:span text:style-name="T214">eur</text:span><text:span text:style-name="T202"> chiens </text:span><text:span text:style-name="T214">leur</text:span><text:span text:style-name="T245"> ont donné beaucoup de joie mais il </text:span><text:span text:style-name="T214">leur</text:span><text:span text:style-name="T245"> a été impossible de les garder longtemps ; </text:span><text:span text:style-name="T214">leur</text:span><text:span text:style-name="T245"> vétérinaires </text:span><text:span text:style-name="T214">leur</text:span><text:span text:style-name="T245"> ont demandé de les euthanasier.</text:span></text:p>
      <text:p text:style-name="P45"><text:span text:style-name="T317">■ </text:span><text:span text:style-name="T286">exercice n°4 : distinguer la nature grammaticale de </text:span><text:span text:style-name="T10">certain</text:span></text:p>
      <text:p text:style-name="P75">Pour réussir l’exercice :</text:p>
      <text:p text:style-name="P92"><text:span text:style-name="T318">•</text:span> <text:span text:style-name="T241">si </text:span><text:span text:style-name="T11">certain</text:span><text:span text:style-name="T320"> détermine un nom avant lequel il est placé → déterminant indéfini</text:span></text:p>
      <text:p text:style-name="P81"><text:span text:style-name="T263"><text:tab/></text:span><text:span text:style-name="T258">[exemple] </text:span><text:span text:style-name="T228">Certaines</text:span><text:span text:style-name="T266"> remarques étaient déplacées.</text:span></text:p>
      <text:p text:style-name="P92"><text:span text:style-name="T318">•</text:span><text:span text:style-name="T322"> si </text:span><text:span text:style-name="T11">certain</text:span><text:span text:style-name="T320"> peut être remplacé par </text:span><text:span text:style-name="T11">il</text:span><text:span text:style-name="T320"> ou </text:span><text:span text:style-name="T11">ils</text:span><text:span text:style-name="T320"> → pronom indéfini</text:span></text:p>
      <text:p text:style-name="P79"><text:tab/><text:span text:style-name="T200">[exemple]</text:span><text:span text:style-name="T258"> </text:span><text:span text:style-name="T264">J’ai vu </text:span><text:span text:style-name="T75">Certains</text:span><text:span text:style-name="T83"> l’aiment chaud</text:span><text:span text:style-name="T264">, un film avec Marylin Monroe</text:span></text:p>
      <text:p text:style-name="P92"><text:span text:style-name="T318">•</text:span><text:span text:style-name="T322"> sinon → adjectif</text:span></text:p>
      <text:p text:style-name="P80"><text:span text:style-name="T265"><text:tab/></text:span><text:span text:style-name="T258">[exemple] </text:span><text:span text:style-name="T263">J’ai lu </text:span><text:span text:style-name="T82">Un </text:span><text:span text:style-name="T74">certain</text:span><text:span text:style-name="T82"> sourire</text:span><text:span text:style-name="T262">, </text:span><text:span text:style-name="T285">un roman</text:span><text:span text:style-name="T262"> </text:span><text:span text:style-name="T263">de Françoise Sagan.</text:span></text:p>
      <text:p text:style-name="P54"/>
      <text:p text:style-name="P54"/>
      <text:p text:style-name="P56"><text:soft-page-break/><text:span text:style-name="T208">Q</text:span><text:span text:style-name="T206">uelle est la nature grammaticale des </text:span><text:span text:style-name="T211">cinq </text:span><text:span text:style-name="T206">mots ou groupes de mots soulignés ?</text:span></text:p>
      <text:p text:style-name="P116"><text:span text:style-name="T251"><text:tab/></text:span><text:span text:style-name="T220">C</text:span><text:span text:style-name="T214">ertaines</text:span><text:span text:style-name="T202"> </text:span><text:span text:style-name="T209">personnes ont de la chance car elles ont de l’humour ; elles ont même </text:span><text:span text:style-name="T221">certains</text:span><text:span text:style-name="T209"> avantages que d’autres non pas. </text:span><text:span text:style-name="T221">Certains</text:span><text:span text:style-name="T209">, au contraire, n’ont aucun humour </text:span><text:span text:style-name="T210">et éprouvent sûrement des désagréments </text:span><text:span text:style-name="T222">certains</text:span><text:span text:style-name="T248"> ! </text:span><text:span text:style-name="T249">Cela est </text:span><text:span text:style-name="T223">certain</text:span><text:span text:style-name="T250">, n’est-ce pas ?</text:span></text:p>
      <text:p text:style-name="P46"><text:span text:style-name="T317">■ </text:span><text:span text:style-name="T286">exercice n°5 : distinguer la nature grammaticale de </text:span><text:span text:style-name="T12">tout</text:span></text:p>
      <text:p text:style-name="P76">Pour réussir l’exercice :</text:p>
      <text:p text:style-name="P92"><text:span text:style-name="T318">•</text:span> <text:span text:style-name="T241">si </text:span><text:span text:style-name="T12">tout</text:span><text:span text:style-name="T241"> est précédé par un déterminant → nom commun</text:span></text:p>
      <text:p text:style-name="P82"><text:tab/><text:span text:style-name="T200">[exemple]</text:span><text:span text:style-name="T258"> </text:span><text:span text:style-name="T268">En mathématiques, l</text:span><text:span text:style-name="T267">e </text:span><text:span text:style-name="T238">tout</text:span><text:span text:style-name="T267"> est la somme des parties.</text:span></text:p>
      <text:p text:style-name="P92"><text:span text:style-name="T318">•</text:span> <text:span text:style-name="T241">si </text:span><text:span text:style-name="T12">tout</text:span><text:span text:style-name="T241"> détermine un nom ou un nombre avant lequel il est placé → déterminant indéfini</text:span></text:p>
      <text:p text:style-name="P83"><text:tab/><text:span text:style-name="T200">[exemple]</text:span><text:span text:style-name="T258"> </text:span><text:span text:style-name="T239">Tous</text:span><text:span text:style-name="T269"> les hommes naissent et demeurent libres et égaux en droit.</text:span></text:p>
      <text:p text:style-name="P92"><text:span text:style-name="T318">•</text:span><text:span text:style-name="T322"> si </text:span><text:span text:style-name="T13">tout</text:span><text:span text:style-name="T241"> peut être remplacé par </text:span><text:span text:style-name="T13">e</text:span><text:span text:style-name="T14">ntièrement</text:span><text:span text:style-name="T241"> → adverbe</text:span></text:p>
      <text:p text:style-name="P84"><text:tab/><text:span text:style-name="T200">[exemple]</text:span><text:span text:style-name="T258"> </text:span><text:span text:style-name="T270">Elles sont </text:span><text:span text:style-name="T229">toutes</text:span><text:span text:style-name="T270"> trempées.</text:span></text:p>
      <text:p text:style-name="P130">* sinon → pronom indéfini</text:p>
      <text:p text:style-name="P84"><text:tab/><text:span text:style-name="T200">[exemple]</text:span><text:span text:style-name="T258"> </text:span><text:span text:style-name="T229">Tout</text:span><text:span text:style-name="T270"> est pour le mieux dans le meilleur des mondes.</text:span></text:p>
      <text:p text:style-name="P57"><text:span text:style-name="T208">Q</text:span><text:span text:style-name="T206">uelle est la nature grammaticale des mots ou groupes de mots soulignés ?</text:span></text:p>
      <text:p text:style-name="P67"><text:span text:style-name="T206"><text:tab/></text:span><text:span text:style-name="T59">T</text:span><text:span text:style-name="T58">out</text:span><text:span text:style-name="T30"> va bien sauf que </text:span><text:span text:style-name="T58">toutes</text:span><text:span text:style-name="T30"> les personnes présentes sont </text:span><text:span text:style-name="T58">toutes</text:span><text:span text:style-name="T30"> tremblantes à l’idée que </text:span><text:span text:style-name="T58">tous</text:span><text:span text:style-name="T30"> deux aillent à Paris. </text:span><text:span text:style-name="T58">Tout</text:span><text:span text:style-name="T30"> le monde court et chacun pense avoir </text:span><text:span text:style-name="T58">tout</text:span><text:span text:style-name="T30"> compris. Le </text:span><text:span text:style-name="T58">tout</text:span><text:span text:style-name="T30"> est pourtant plus grand que la partie ! </text:span><text:span text:style-name="T60">Tout</text:span><text:span text:style-name="T48"> e</text:span><text:span text:style-name="T49">st étrange ici !</text:span></text:p>
      <text:p text:style-name="P47"><text:span text:style-name="T317">■ </text:span><text:span text:style-name="T286">exercice n°6 : distinguer la nature grammaticale de </text:span><text:span text:style-name="T15">un</text:span></text:p>
      <text:p text:style-name="P96">Pour réussir l’exercice :</text:p>
      <text:p text:style-name="P101"><text:span text:style-name="T318">•</text:span> <text:span text:style-name="T323">dans l’expression </text:span><text:span text:style-name="T16">l’un de… </text:span><text:span text:style-name="T323">→ pronom indéfini</text:span></text:p>
      <text:p text:style-name="P85"><text:tab/><text:span text:style-name="T200">[exemple]</text:span><text:span text:style-name="T258"> </text:span><text:span text:style-name="T271">L’</text:span><text:span text:style-name="T230">un</text:span><text:span text:style-name="T271"> d’entre eux est de trop.</text:span></text:p>
      <text:p text:style-name="P106"><text:span text:style-name="T318">•</text:span> si <text:span text:style-name="T1">un</text:span> peut être remplacé par <text:span text:style-name="T17">un certain</text:span> → <text:span text:style-name="T324">déterminant article indéfini</text:span></text:p>
      <text:p text:style-name="P89"><text:tab/><text:span text:style-name="T200">[exemple]</text:span><text:span text:style-name="T258"> </text:span><text:span text:style-name="T230">Un</text:span><text:span text:style-name="T271"> beau jour, ou peut-être </text:span><text:span text:style-name="T230">une</text:span><text:span text:style-name="T271"> nuit…</text:span><text:span text:style-name="T259"> </text:span></text:p>
      <text:p text:style-name="P106"><text:span text:style-name="T318">•</text:span> sinon → déterminant numéral cardinal</text:p>
      <text:p text:style-name="P90"><text:tab/><text:span text:style-name="T200">[exemple]</text:span><text:span text:style-name="T258"> </text:span><text:span text:style-name="T272">Vous n’avez récupéré qu’</text:span><text:span text:style-name="T231">un</text:span><text:span text:style-name="T272"> seul élève !</text:span></text:p>
      <text:p text:style-name="P132"/>
      <text:p text:style-name="P58"><text:span text:style-name="T208">Q</text:span><text:span text:style-name="T206">uelle est la nature grammaticale des </text:span><text:span text:style-name="T212">huit </text:span><text:span text:style-name="T206">mots ou groupes de mots soulignés ?</text:span></text:p>
      <text:p text:style-name="P69"><text:span text:style-name="T206"><text:tab/></text:span><text:span text:style-name="T30">L’</text:span><text:span text:style-name="T58">un</text:span><text:span text:style-name="T30"> de mes ancêtres était </text:span><text:span text:style-name="T58">un</text:span><text:span text:style-name="T30"> fort bel homme. Celui-ci s’amusait à regarder les oiseaux et tirait alors plusieurs coups de feux. </text:span><text:span text:style-name="T58">Un</text:span><text:span text:style-name="T30"> ! Deux ! Trois ! </text:span><text:span text:style-name="T58">Un</text:span><text:span text:style-name="T30"> jour, </text:span><text:span text:style-name="T58">un</text:span><text:span text:style-name="T76"> inconnu s’approcha de lui </text:span><text:span text:style-name="T77">et tira d’</text:span><text:span text:style-name="T61">un</text:span><text:span text:style-name="T77"> coup sec – </text:span><text:span text:style-name="T61">un</text:span><text:span text:style-name="T77"> seul coup suffit ! - sur </text:span><text:span text:style-name="T78">ses gants</text:span><text:span text:style-name="T77">. </text:span><text:span text:style-name="T78">L’</text:span><text:span text:style-name="T62">un</text:span><text:span text:style-name="T78"> d’eux appartenait à ma mère.</text:span></text:p>
      <text:p text:style-name="P48"><text:span text:style-name="T317">■ </text:span><text:span text:style-name="T286">exercice n°7 : distinguer la nature grammaticale de </text:span><text:span text:style-name="T18">le, la, les</text:span></text:p>
      <text:p text:style-name="P59"><text:span text:style-name="T252">Q</text:span><text:span text:style-name="T251">uelle est la nature grammaticale des </text:span><text:span text:style-name="T254">sept </text:span><text:span text:style-name="T251">mots ou groupes de mots soulignés ?</text:span></text:p>
      <text:p text:style-name="P118"><text:span text:style-name="T251"><text:tab/></text:span><text:span text:style-name="T220">L</text:span><text:span text:style-name="T214">a</text:span><text:span text:style-name="T245"> voiture que nous achetons semble intéressante. Elle plaît aux enfants qui en discutent entre eux. Elle </text:span><text:span text:style-name="T214">les</text:span><text:span text:style-name="T245"> fait parler avec ravissement pendant toute </text:span><text:span text:style-name="T214">la</text:span><text:span text:style-name="T245"> journée. </text:span></text:p>
      <text:p text:style-name="P118"><text:span text:style-name="T245"><text:tab/>Je n’arrive pas à </text:span><text:span text:style-name="T214">le</text:span><text:span text:style-name="T245"> croire : quand vient </text:span><text:span text:style-name="T214">le</text:span><text:span text:style-name="T245"> soir, </text:span><text:span text:style-name="T214">les</text:span><text:span text:style-name="T245"> enfants ne </text:span><text:span text:style-name="T214">l’</text:span><text:span text:style-name="T245">oublient pas !</text:span></text:p>
      <text:p text:style-name="P128"/>
      <text:p text:style-name="P49"><text:soft-page-break/><text:span text:style-name="T317">■ </text:span><text:span text:style-name="T286">exercice n°8 : distinguer la nature grammaticale de </text:span><text:span text:style-name="T20">on</text:span></text:p>
      <text:p text:style-name="P102">Pour réussir l’exercice :</text:p>
      <text:p text:style-name="P101"><text:span text:style-name="T318">•</text:span> <text:span text:style-name="T326">si le </text:span><text:span text:style-name="T19">on</text:span><text:span text:style-name="T326"> ne fait que remplacer un </text:span><text:span text:style-name="T19">nous</text:span><text:span text:style-name="T326"> comme cela est possible dans la langue parlée → pronom personnel</text:span></text:p>
      <text:p text:style-name="P106"><text:span text:style-name="T318">•</text:span> sinon → <text:span text:style-name="T326">pronom indéfini</text:span></text:p>
      <text:p text:style-name="P141"/>
      <text:p text:style-name="P60"><text:span text:style-name="T252">Q</text:span><text:span text:style-name="T251">uelle est la nature grammaticale des deux mots ou groupes de mots soulignés ?</text:span></text:p>
      <text:p text:style-name="P66"><text:span text:style-name="T79"><text:tab/></text:span><text:span text:style-name="T80">Nous pensions le connaître mais aujourd’hui </text:span><text:span text:style-name="T63">on</text:span><text:span text:style-name="T80"> doit se rendre à l’évidence.</text:span></text:p>
      <text:p text:style-name="P115"><text:span text:style-name="T253"><text:tab/></text:span><text:span text:style-name="T224">On</text:span><text:span text:style-name="T253"> a souvent besoin d’un plus petit que soi.</text:span></text:p>
      <text:p text:style-name="P50"><text:span text:style-name="T317">■ </text:span><text:span text:style-name="T286">exercice n°9 : distinguer la nature grammaticale de </text:span><text:span text:style-name="T21">que</text:span></text:p>
      <text:p text:style-name="P103">Pour réussir l’exercice :</text:p>
      <text:p text:style-name="P101"><text:span text:style-name="T318">•</text:span> <text:span text:style-name="T327">si </text:span><text:span text:style-name="T21">que</text:span><text:span text:style-name="T327"> introduit une phrase exclamative→ adverbe exclamatif</text:span></text:p>
      <text:p text:style-name="P86"><text:tab/><text:span text:style-name="T200">[exemple]</text:span><text:span text:style-name="T258"> </text:span><text:span text:style-name="T232">Que</text:span><text:span text:style-name="T273"> </text:span><text:span text:style-name="T280">de bons souvenirs !</text:span></text:p>
      <text:p text:style-name="P101"><text:span text:style-name="T318">•</text:span> <text:span text:style-name="T327">si </text:span><text:span text:style-name="T21">que</text:span><text:span text:style-name="T327"> introduit une phrase interrogative → pronom interrogatif</text:span></text:p>
      <text:p text:style-name="P86"><text:tab/><text:span text:style-name="T200">[exemple]</text:span><text:span text:style-name="T258"> </text:span><text:span text:style-name="T233">Que</text:span><text:span text:style-name="T274"> </text:span><text:span text:style-name="T281">me</text:span><text:span text:style-name="T274"> </text:span><text:span text:style-name="T281">veux-tu ? Je pense que j’ai tout dit.</text:span></text:p>
      <text:p text:style-name="P101"><text:span text:style-name="T318">•</text:span> <text:span text:style-name="T329">si </text:span><text:span text:style-name="T22">que </text:span><text:span text:style-name="T329">complète un groupe nominal et qu’il commence une proposition subordonnée →</text:span></text:p>
      <text:p text:style-name="P97"><text:s text:c="3"/><text:span text:style-name="T329">pronom relatif</text:span></text:p>
      <text:p text:style-name="P87"><text:tab/><text:span text:style-name="T200">[exemple]</text:span><text:span text:style-name="T258"> </text:span><text:span text:style-name="T263">J’ai lu </text:span><text:span text:style-name="T275">un livre </text:span><text:span text:style-name="T234">que</text:span><text:span text:style-name="T275"> tu avais déjà lu.</text:span></text:p>
      <text:p text:style-name="P101"><text:span text:style-name="T318">•</text:span><text:span text:style-name="T22"> </text:span><text:span text:style-name="T330">sinon</text:span><text:span text:style-name="T22">→ </text:span><text:span text:style-name="T328">conjonction de subordination</text:span></text:p>
      <text:p text:style-name="P91"><text:span text:style-name="T325"><text:tab/></text:span><text:span text:style-name="T200">[exemple]</text:span><text:span text:style-name="T260"> </text:span><text:span text:style-name="T276">Je crois </text:span><text:span text:style-name="T235">que</text:span><text:span text:style-name="T276"> j</text:span><text:span text:style-name="T263">’ai lu </text:span><text:span text:style-name="T275">un livre que tu a</text:span><text:span text:style-name="T277">s</text:span><text:span text:style-name="T275"> déjà lu.</text:span></text:p>
      <text:p text:style-name="P133"/>
      <text:p text:style-name="P61"><text:span text:style-name="T252">Q</text:span><text:span text:style-name="T251">uelle est la nature grammaticale des mots ou groupes de mots soulignés ?</text:span></text:p>
      <text:p text:style-name="P71"><text:span text:style-name="T79"><text:tab/></text:span><text:span text:style-name="T59">Q</text:span><text:span text:style-name="T58">ue</text:span><text:span text:style-name="T76"> tu es bête ! </text:span><text:span text:style-name="T58">Que</text:span><text:span text:style-name="T76"> veux-tu, c’est ainsi </text:span><text:span text:style-name="T58">que</text:span><text:span text:style-name="T76"> je vois les choses. Je crois </text:span><text:span text:style-name="T58">qu</text:span><text:span text:style-name="T76">’il n’aime pas </text:span><text:span text:style-name="T58">que</text:span><text:span text:style-name="T76"> je m’occupe des lettres </text:span><text:span text:style-name="T58">que</text:span><text:span text:style-name="T76"> je lui ai écrites.</text:span></text:p>
      <text:p text:style-name="P51"><text:span text:style-name="T317">■ </text:span><text:span text:style-name="T286">exercice n°10 : distinguer la nature grammaticale de </text:span><text:span text:style-name="T23">personne</text:span></text:p>
      <text:p text:style-name="P104">Pour réussir l’exercice :</text:p>
      <text:p text:style-name="P98"><text:span text:style-name="T318">•</text:span> <text:span text:style-name="T327">si </text:span><text:span text:style-name="T24">personne</text:span><text:span text:style-name="T327"> est introduit par un déterminant → nom commun </text:span></text:p>
      <text:p text:style-name="P101"><text:span text:style-name="T318">•</text:span><text:span text:style-name="T22"> </text:span><text:span text:style-name="T330">sinon</text:span><text:span text:style-name="T22">→ </text:span><text:span text:style-name="T330">pronom indéfini</text:span></text:p>
      <text:p text:style-name="P142"/>
      <text:p text:style-name="P62"><text:span text:style-name="T252">Q</text:span><text:span text:style-name="T251">uelle est la nature grammaticale des </text:span><text:span text:style-name="T255">quatre </text:span><text:span text:style-name="T251">mots ou groupes de mots soulignés ?</text:span></text:p>
      <text:p text:style-name="P72"><text:span text:style-name="T79"><text:tab/></text:span><text:span text:style-name="T70">Personne</text:span><text:span text:style-name="T81"> n’aime reconnaître ses erreurs mais je connais une </text:span><text:span text:style-name="T70">personne</text:span><text:span text:style-name="T81"> au moins qui en est capable. Tu sais, </text:span><text:span text:style-name="T70">personne</text:span><text:span text:style-name="T81"> ne pourra l’avouer à haute voix mais il est des </text:span><text:span text:style-name="T70">personnes</text:span><text:span text:style-name="T81"> de ma connaissance qui en sont capables.</text:span></text:p>
      <text:p text:style-name="P52"><text:span text:style-name="T317">■ </text:span><text:span text:style-name="T286">exercice n°11 : distinguer la nature grammaticale de </text:span><text:span text:style-name="T25">ce</text:span></text:p>
      <text:p text:style-name="P105">Pour réussir l’exercice :</text:p>
      <text:p text:style-name="P101"><text:span text:style-name="T318">•</text:span> <text:span text:style-name="T327">si </text:span><text:span text:style-name="T25">ce</text:span><text:span text:style-name="T327"> détermine un nom commun → déterminant démonstratif</text:span></text:p>
      <text:p text:style-name="P88"><text:span text:style-name="T278"><text:tab/></text:span><text:span text:style-name="T258">[exemple]</text:span><text:span text:style-name="T260"> </text:span><text:span text:style-name="T234">C</text:span><text:span text:style-name="T236">e</text:span><text:span text:style-name="T279"> livre est trop long pour moi.</text:span></text:p>
      <text:p text:style-name="P101"><text:span text:style-name="T318">•</text:span><text:span text:style-name="T22"> </text:span><text:span text:style-name="T330">sinon</text:span><text:span text:style-name="T22">→ </text:span><text:span text:style-name="T330">pronom démonstratif</text:span></text:p>
      <text:p text:style-name="P100"><text:tab/><text:span text:style-name="T200">[exemple]</text:span><text:span text:style-name="T260"> </text:span><text:span text:style-name="T279">Que </text:span><text:span text:style-name="T236">c’</text:span><text:span text:style-name="T279">est ennuyant !</text:span></text:p>
      <text:p text:style-name="P99"><text:soft-page-break/></text:p>
      <text:p text:style-name="P63"><text:span text:style-name="T252">Q</text:span><text:span text:style-name="T251">uelle est la nature grammaticale des </text:span><text:span text:style-name="T256">quatre </text:span><text:span text:style-name="T251">mots ou groupes de mots soulignés ?</text:span></text:p>
      <text:p text:style-name="P112"><text:tab/><text:span text:style-name="T213">Ce</text:span> n’est pas normal ! <text:span text:style-name="T213">Ce</text:span> poster ne colle pas sur le<text:span text:style-name="T331">s</text:span> mur<text:span text:style-name="T331">s</text:span> et ça commence à m’énerver.</text:p>
      <text:p text:style-name="P112"><text:span text:style-name="T244"><text:tab/></text:span><text:span text:style-name="T213">C</text:span>’est inacceptable ! <text:span text:style-name="T332">Je vais de </text:span><text:span text:style-name="T226">ce</text:span><text:span text:style-name="T257"> pas dénoncer la personne qui s’en est occupé</text:span><text:span text:style-name="T282">e</text:span><text:span text:style-name="T257"> !</text:span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58"/>
      <text:p text:style-name="P162"><text:soft-page-break/><text:span text:style-name="T116">E</text:span><text:span text:style-name="T85">xercice 0 et sa correction</text:span></text:p>
      <text:p text:style-name="P159"><text:span text:style-name="T187"/></text:p>
      <text:p text:style-name="P159"><text:span text:style-name="T192">Q</text:span><text:span text:style-name="T193">uelle est la nature grammaticale des </text:span><text:span text:style-name="T194">mots soulignés ?</text:span></text:p>
      <text:p text:style-name="P166"><text:span text:style-name="T188"/></text:p>
      <text:p text:style-name="P163"><text:span text:style-name="T188"><text:tab/></text:span><text:span text:style-name="T185">Nous</text:span><text:span text:style-name="T188">, </text:span><text:span text:style-name="T185">les</text:span><text:span text:style-name="T188"> </text:span><text:span text:style-name="T185">êtres</text:span><text:span text:style-name="T188"> </text:span><text:span text:style-name="T185">humains</text:span><text:span text:style-name="T188">, avons </text:span><text:span text:style-name="T185">du</text:span><text:span text:style-name="T188"> temps </text:span><text:span text:style-name="T185">à</text:span><text:span text:style-name="T188"> perdre ; </text:span><text:span text:style-name="T186">personne</text:span><text:span text:style-name="T189"> ne croit vraiment </text:span><text:span text:style-name="T186">qu</text:span><text:span text:style-name="T189">’il est </text:span><text:span text:style-name="T186">en</text:span><text:span text:style-name="T189"> retard. Non, </text:span><text:span text:style-name="T186">on</text:span><text:span text:style-name="T189"> préfère s’amuser, se distraire </text:span><text:span text:style-name="T186">plutôt</text:span><text:span text:style-name="T189"> que </text:span><text:span text:style-name="T186">de</text:span><text:span text:style-name="T189"> </text:span><text:span text:style-name="T186">travailler</text:span><text:span text:style-name="T189">. </text:span><text:span text:style-name="T186">Tout</text:span><text:span text:style-name="T189"> </text:span><text:span text:style-name="T186">ce</text:span><text:span text:style-name="T189"> temps perdu à ne rien faire </text:span><text:span text:style-name="T186">que</text:span><text:span text:style-name="T189"> nous aurions pu employer </text:span><text:span text:style-name="T186">autrement</text:span><text:span text:style-name="T189"> ! </text:span><text:span text:style-name="T186">Certains</text:span><text:span text:style-name="T189"> en sont </text:span><text:span text:style-name="T186">conscients</text:span><text:span text:style-name="T189"> </text:span><text:span text:style-name="T186">et</text:span><text:span text:style-name="T189"> d’autres non.</text:span></text:p>
      <text:p text:style-name="P163"><text:span text:style-name="T189"/></text:p>
      <text:p text:style-name="P163"><text:span text:style-name="T189"/></text:p>
      <text:p text:style-name="P163"><text:span text:style-name="T189"/></text:p>
      <text:p text:style-name="P163"><text:span text:style-name="T189"/></text:p>
      <text:p text:style-name="P163"><text:span text:style-name="T189"/></text:p>
      <text:p text:style-name="P163"><text:span text:style-name="T189"/></text:p>
      <text:p text:style-name="P163"><text:span text:style-name="T189"/></text:p>
      <text:p text:style-name="P163"><text:span text:style-name="T189"/></text:p>
      <text:p text:style-name="P163"><text:span text:style-name="T189"/></text:p>
      <text:p text:style-name="P160"><text:span text:style-name="T191">C</text:span><text:span text:style-name="T190">orrection :</text:span></text:p>
      <text:p text:style-name="P159"><text:span text:style-name="T188"/></text:p>
      <text:p text:style-name="P165"><text:span text:style-name="T188"><text:tab/></text:span><text:span text:style-name="T185">Nous</text:span><text:span text:style-name="T307">[</text:span><text:span text:style-name="T308">pronom personnel]</text:span><text:span text:style-name="T188">, </text:span><text:span text:style-name="T185">les</text:span><text:span text:style-name="T307">[</text:span><text:span text:style-name="T308">déterminant article défini]</text:span><text:span text:style-name="T188"> </text:span><text:span text:style-name="T185">êtres</text:span><text:span text:style-name="T307">[</text:span><text:span text:style-name="T308">nom commun]</text:span><text:span text:style-name="T188"> </text:span><text:span text:style-name="T185">humains</text:span><text:span text:style-name="T307">[</text:span><text:span text:style-name="T308">adjectif]</text:span><text:span text:style-name="T188">, avons </text:span><text:span text:style-name="T185">du</text:span><text:span text:style-name="T307">[</text:span><text:span text:style-name="T308">déterminant article partitif]</text:span><text:span text:style-name="T188"> temps </text:span><text:span text:style-name="T185">à</text:span><text:span text:style-name="T307">[</text:span><text:span text:style-name="T308">préposition]</text:span><text:span text:style-name="T188"> perdre ; </text:span><text:span text:style-name="T186">personne</text:span><text:span text:style-name="T307">[</text:span><text:span text:style-name="T308">pronom indéfini]</text:span><text:span text:style-name="T189"> ne croit vraiment </text:span><text:span text:style-name="T186">qu</text:span><text:span text:style-name="T307">[</text:span><text:span text:style-name="T308">conjonction de subordination]</text:span><text:span text:style-name="T189">’il est </text:span><text:span text:style-name="T186">en</text:span><text:span text:style-name="T307">[</text:span><text:span text:style-name="T308">préposition]</text:span><text:span text:style-name="T189"> retard. Non, </text:span><text:span text:style-name="T186">on</text:span><text:span text:style-name="T307">[</text:span><text:span text:style-name="T308">pronom indéfini]</text:span><text:span text:style-name="T189"> préfère s’amuser, se distraire </text:span><text:span text:style-name="T186">plutôt</text:span><text:span text:style-name="T307">[</text:span><text:span text:style-name="T308">adverbe]</text:span><text:span text:style-name="T189"> que </text:span><text:span text:style-name="T186">de</text:span><text:span text:style-name="T307">[</text:span><text:span text:style-name="T308">préposition]</text:span><text:span text:style-name="T189"> </text:span><text:span text:style-name="T186">travailler</text:span><text:span text:style-name="T307">[</text:span><text:span text:style-name="T308">verbe]</text:span><text:span text:style-name="T189"> . </text:span><text:span text:style-name="T186">Tout</text:span><text:span text:style-name="T307">[</text:span><text:span text:style-name="T309">déterminant indéfini</text:span><text:span text:style-name="T308">]</text:span><text:span text:style-name="T189"> </text:span><text:span text:style-name="T186">ce</text:span><text:span text:style-name="T307">[</text:span><text:span text:style-name="T309">déterminant démonstratif</text:span><text:span text:style-name="T308">]</text:span><text:span text:style-name="T189"> temps perdu à ne rien faire </text:span><text:span text:style-name="T186">que</text:span><text:span text:style-name="T307">[</text:span><text:span text:style-name="T308">pronom </text:span><text:span text:style-name="T309">relatif</text:span><text:span text:style-name="T308">]</text:span><text:span text:style-name="T189"> nous aurions pu employer </text:span><text:span text:style-name="T186">autrement</text:span><text:span text:style-name="T307">[</text:span><text:span text:style-name="T309">adverbe</text:span><text:span text:style-name="T308">]</text:span><text:span text:style-name="T189"> ! </text:span><text:span text:style-name="T186">Certains</text:span><text:span text:style-name="T307">[</text:span><text:span text:style-name="T308">pronom </text:span><text:span text:style-name="T310">indéfini</text:span><text:span text:style-name="T308">]</text:span><text:span text:style-name="T189"> en sont </text:span><text:span text:style-name="T186">conscients</text:span><text:span text:style-name="T307">[</text:span><text:span text:style-name="T310">adjectif</text:span><text:span text:style-name="T308">]</text:span><text:span text:style-name="T189"> </text:span><text:span text:style-name="T186">et</text:span><text:span text:style-name="T307">[</text:span><text:span text:style-name="T310">conjonction de coordination</text:span><text:span text:style-name="T308">]</text:span><text:span text:style-name="T189"> d’autres non.</text:span></text:p>
      <text:p text:style-name="P164"><text:span text:style-name="T189"/></text:p>
      <text:p text:style-name="P159"><text:span text:style-name="T188"/></text:p>
      <text:p text:style-name="P157"/>
      <text:p text:style-name="P161"><text:soft-page-break/><text:span text:style-name="T115">Correction des e</text:span><text:span text:style-name="T85">xercices </text:span><text:span text:style-name="T117">n°</text:span><text:span text:style-name="T116">1 à 11</text:span></text:p>
      <text:p text:style-name="P43"><text:span text:style-name="T319">■ </text:span><text:span text:style-name="T85">exercice n°1 : distinguer </text:span><text:span text:style-name="T113">la nature grammaticale de</text:span><text:span text:style-name="T85"> </text:span><text:span text:style-name="T1">du, des, de la</text:span></text:p>
      <text:p text:style-name="P95"><text:span text:style-name="T242">Q</text:span>uelle est la nature grammaticale des <text:span text:style-name="T335">cinq </text:span>mots ou groupes de mots soulignés ?</text:p>
      <text:p text:style-name="P149"><text:span text:style-name="T246"><text:tab/>Je bois souvent </text:span><text:span text:style-name="T216">du</text:span><text:span text:style-name="T287">[</text:span><text:span text:style-name="T288">partitif</text:span><text:span text:style-name="T287">]</text:span><text:span text:style-name="T246"> lait. </text:span><text:span text:style-name="T215">D</text:span><text:span text:style-name="T214">es</text:span><text:span text:style-name="T298">[DAI]</text:span><text:span text:style-name="T202"> pommes sont tombées </text:span><text:span text:style-name="T217">de la</text:span><text:span text:style-name="T299">[</text:span><text:span text:style-name="T303">prépo+déterminant article défini</text:span><text:span text:style-name="T299">]</text:span><text:span text:style-name="T203"> tour ; je les ai mangées </text:span><text:span text:style-name="T204">ainsi que </text:span><text:span text:style-name="T216">des</text:span><text:span text:style-name="T299">[partitif]</text:span><text:span text:style-name="T204"> rillettes. </text:span><text:span text:style-name="T205">Je me rappelle </text:span><text:span text:style-name="T218">de la</text:span><text:span text:style-name="T299">[</text:span><text:span text:style-name="T303">prépo+déterminant article défini</text:span><text:span text:style-name="T299">]</text:span><text:span text:style-name="T205"> journée d’hier.</text:span></text:p>
      <text:p text:style-name="P53"><text:span text:style-name="T317">■ </text:span><text:span text:style-name="T286">exercice n°2 : distinguer la nature grammaticale de </text:span><text:span text:style-name="T9">notre, votre, le nôtre, le vôtre </text:span><text:span text:style-name="T315">et savoir écrire ces mots.</text:span></text:p>
      <text:p text:style-name="P143"><text:span text:style-name="T244"><text:tab/></text:span><text:span text:style-name="T213">Votre</text:span><text:span text:style-name="T304">[D</text:span><text:span text:style-name="T305">P</text:span><text:span text:style-name="T304">]</text:span> chien a bien de la chance d’avoir rencontré notre domestique. Les <text:span text:style-name="T213">v</text:span><text:span text:style-name="T305">ô</text:span><text:span text:style-name="T213">tres</text:span><text:span text:style-name="T304">[</text:span><text:span text:style-name="T305">pronom possessif</text:span><text:span text:style-name="T304">]</text:span> ont évidemment trop de travail mais <text:span text:style-name="T213">le n</text:span><text:span text:style-name="T305">ô</text:span><text:span text:style-name="T213">tre</text:span><text:span text:style-name="T304">[</text:span><text:span text:style-name="T305">pronom possessif</text:span><text:span text:style-name="T304">]</text:span> a le temps d’acheter <text:span text:style-name="T213">notre</text:span><text:span text:style-name="T244"> repas et de flâner dans les rues.</text:span></text:p>
      <text:p text:style-name="P53"><text:span text:style-name="T317">■ </text:span><text:span text:style-name="T286">exercice n°3 : distinguer la nature grammaticale de </text:span><text:span text:style-name="T10">leur</text:span><text:span text:style-name="T9"> </text:span><text:span text:style-name="T315">et savoir accorder ce mot.</text:span></text:p>
      <text:p text:style-name="P65"><text:span text:style-name="T202">Accorder correctement </text:span><text:span text:style-name="T30">leur</text:span><text:span text:style-name="T202"> dans ce texte ; </text:span><text:span text:style-name="T207">q</text:span><text:span text:style-name="T206">uelle est la nature grammaticale des </text:span><text:span text:style-name="T211">cinq </text:span><text:span text:style-name="T206">mots ou groupes de mots soulignés ?</text:span></text:p>
      <text:p text:style-name="P146"><text:span text:style-name="T247"><text:tab/></text:span><text:span text:style-name="T219">L</text:span><text:span text:style-name="T214">eur</text:span><text:span text:style-name="T300">s</text:span><text:span text:style-name="T298">[D</text:span><text:span text:style-name="T300">P</text:span><text:span text:style-name="T298">]</text:span><text:span text:style-name="T202"> chiens </text:span><text:span text:style-name="T214">leur</text:span><text:span text:style-name="T298">[</text:span><text:span text:style-name="T300">pronom personnel</text:span><text:span text:style-name="T298">]</text:span><text:span text:style-name="T245"> ont donné beaucoup de joie mais il </text:span><text:span text:style-name="T214">leur</text:span><text:span text:style-name="T298">[</text:span><text:span text:style-name="T300">pronom personnel</text:span><text:span text:style-name="T298">]</text:span><text:span text:style-name="T245"> a été impossible de les garder longtemps ; </text:span><text:span text:style-name="T214">leur</text:span><text:span text:style-name="T300">s</text:span><text:span text:style-name="T298">[D</text:span><text:span text:style-name="T300">P</text:span><text:span text:style-name="T298">]</text:span><text:span text:style-name="T245"> vétérinaires </text:span><text:span text:style-name="T214">leur</text:span><text:span text:style-name="T298">[</text:span><text:span text:style-name="T300">pronom personnel</text:span><text:span text:style-name="T298">]</text:span><text:span text:style-name="T245"> ont demandé de les euthanasier.</text:span></text:p>
      <text:p text:style-name="P53"><text:span text:style-name="T317">■ </text:span><text:span text:style-name="T286">exercice n°4 : distinguer la nature grammaticale de </text:span><text:span text:style-name="T10">certain</text:span></text:p>
      <text:p text:style-name="P65"><text:span text:style-name="T208">Q</text:span><text:span text:style-name="T206">uelle est la nature grammaticale des </text:span><text:span text:style-name="T211">cinq </text:span><text:span text:style-name="T206">mots ou groupes de mots soulignés ?</text:span></text:p>
      <text:p text:style-name="P117"><text:span text:style-name="T251"><text:tab/></text:span><text:span text:style-name="T220">C</text:span><text:span text:style-name="T214">ertaines</text:span><text:span text:style-name="T306">[détermi.ind]</text:span><text:span text:style-name="T202"> </text:span><text:span text:style-name="T209">personnes ont de la chance car elles ont de l’humour ; elles ont même </text:span><text:span text:style-name="T221">certains</text:span><text:span text:style-name="T306">[détermi.ind]</text:span><text:span text:style-name="T209"> avantages que d’autres non pas. </text:span><text:span text:style-name="T221">Certains</text:span><text:span text:style-name="T306">[pronom.ind]</text:span><text:span text:style-name="T209">, au contraire, n’ont aucun humour </text:span><text:span text:style-name="T210">et éprouvent sûrement des désagréments </text:span><text:span text:style-name="T222">certains</text:span><text:span text:style-name="T306">[adjec]</text:span><text:span text:style-name="T248"> ! </text:span><text:span text:style-name="T249">Cela est </text:span><text:span text:style-name="T223">certain</text:span><text:span text:style-name="T306">[adjec]</text:span><text:span text:style-name="T250">, n’est-ce pas ?</text:span></text:p>
      <text:p text:style-name="P53"><text:span text:style-name="T317">■ </text:span><text:span text:style-name="T286">exercice n°5 : distinguer la nature grammaticale de </text:span><text:span text:style-name="T12">tout</text:span></text:p>
      <text:p text:style-name="P65"><text:span text:style-name="T208">Q</text:span><text:span text:style-name="T206">uelle est la nature grammaticale des mots ou groupes de mots soulignés ?</text:span></text:p>
      <text:p text:style-name="P68"><text:span text:style-name="T206"><text:tab/></text:span><text:span text:style-name="T59">T</text:span><text:span text:style-name="T58">out</text:span><text:span text:style-name="T289">[pronom indéfini]</text:span><text:span text:style-name="T30"> va bien sauf que </text:span><text:span text:style-name="T58">toutes</text:span><text:span text:style-name="T289">[</text:span><text:span text:style-name="T290">déterm.</text:span><text:span text:style-name="T289">indéfini]</text:span><text:span text:style-name="T30"> les personnes présentes sont </text:span><text:span text:style-name="T58">toutes</text:span><text:span text:style-name="T289">[</text:span><text:span text:style-name="T291">adv.</text:span><text:span text:style-name="T289">]</text:span><text:span text:style-name="T30"> tremblantes à l’idée que </text:span><text:span text:style-name="T58">tous</text:span><text:span text:style-name="T289">[</text:span><text:span text:style-name="T294">déterminant </text:span><text:span text:style-name="T289">indéfini]</text:span><text:span text:style-name="T30"> deux aillent à Paris. </text:span><text:span text:style-name="T58">Tout</text:span><text:span text:style-name="T289">[</text:span><text:span text:style-name="T292">déterm. </text:span><text:span text:style-name="T289">indéfini]</text:span><text:span text:style-name="T30"> le monde court et chacun pense avoir </text:span><text:span text:style-name="T58">tout</text:span><text:span text:style-name="T289">[</text:span><text:span text:style-name="T293">adv.</text:span><text:span text:style-name="T289">]</text:span><text:span text:style-name="T30"> compris. Le </text:span><text:span text:style-name="T58">tout</text:span><text:span text:style-name="T289">[</text:span><text:span text:style-name="T293">nom commun</text:span><text:span text:style-name="T289">]</text:span><text:span text:style-name="T30"> est pourtant plus grand que la partie ! </text:span><text:span text:style-name="T60">Tout</text:span><text:span text:style-name="T289">[pronom indéfini]</text:span><text:span text:style-name="T48"> e</text:span><text:span text:style-name="T49">st étrange ici !</text:span></text:p>
      <text:p text:style-name="P53"><text:span text:style-name="T317">■ </text:span><text:span text:style-name="T286">exercice n°6 : distinguer la nature grammaticale de </text:span><text:span text:style-name="T15">un</text:span></text:p>
      <text:p text:style-name="P65"><text:span text:style-name="T208">Q</text:span><text:span text:style-name="T206">uelle est la nature grammaticale des </text:span><text:span text:style-name="T212">huit </text:span><text:span text:style-name="T206">mots ou groupes de mots soulignés ?</text:span></text:p>
      <text:p text:style-name="P70"><text:soft-page-break/><text:span text:style-name="T206"><text:tab/></text:span><text:span text:style-name="T30">L’</text:span><text:span text:style-name="T58">un</text:span><text:span text:style-name="T295">[pronom indé]</text:span><text:span text:style-name="T30"> de mes ancêtres était </text:span><text:span text:style-name="T58">un</text:span><text:span text:style-name="T295">[</text:span><text:span text:style-name="T296">DAI</text:span><text:span text:style-name="T295">]</text:span><text:span text:style-name="T30"> fort bel homme. Celui-ci s’amusait à regarder les oiseaux et tirait alors plusieurs coups de feux. </text:span><text:span text:style-name="T58">Un</text:span><text:span text:style-name="T295">[</text:span><text:span text:style-name="T296">D</text:span><text:span text:style-name="T297">NC</text:span><text:span text:style-name="T295">]</text:span><text:span text:style-name="T30"> ! Deux ! Trois ! </text:span><text:span text:style-name="T58">Un</text:span><text:span text:style-name="T295">[</text:span><text:span text:style-name="T296">DAI</text:span><text:span text:style-name="T295">]</text:span><text:span text:style-name="T30"> jour, </text:span><text:span text:style-name="T58">un</text:span><text:span text:style-name="T295">[</text:span><text:span text:style-name="T296">DAI</text:span><text:span text:style-name="T295">]</text:span><text:span text:style-name="T76"> inconnu s’approcha de lui </text:span><text:span text:style-name="T77">et tira d’</text:span><text:span text:style-name="T61">un</text:span><text:span text:style-name="T295">[</text:span><text:span text:style-name="T296">DAI</text:span><text:span text:style-name="T295">]</text:span><text:span text:style-name="T77"> coup sec – </text:span><text:span text:style-name="T61">un</text:span><text:span text:style-name="T295">[</text:span><text:span text:style-name="T296">D</text:span><text:span text:style-name="T297">NC</text:span><text:span text:style-name="T295">]</text:span><text:span text:style-name="T77"> seul coup suffit ! - sur </text:span><text:span text:style-name="T78">ses gants</text:span><text:span text:style-name="T77">. </text:span><text:span text:style-name="T78">L’</text:span><text:span text:style-name="T62">un</text:span><text:span text:style-name="T295">[pronom indé]</text:span><text:span text:style-name="T78"> d’eux appartenait à ma mère.</text:span></text:p>
      <text:p text:style-name="P53"><text:span text:style-name="T317">■ </text:span><text:span text:style-name="T286">exercice n°7 : distinguer la nature grammaticale de </text:span><text:span text:style-name="T18">le, la, les</text:span></text:p>
      <text:p text:style-name="P65"><text:span text:style-name="T252">Q</text:span><text:span text:style-name="T251">uelle est la nature grammaticale des </text:span><text:span text:style-name="T254">sept </text:span><text:span text:style-name="T251">mots ou groupes de mots soulignés ?</text:span></text:p>
      <text:p text:style-name="P148"><text:span text:style-name="T251"><text:tab/></text:span><text:span text:style-name="T220">L</text:span><text:span text:style-name="T214">a</text:span><text:span text:style-name="T298">[DA</text:span><text:span text:style-name="T301">D</text:span><text:span text:style-name="T298">]</text:span><text:span text:style-name="T245"> voiture que nous achetons semble intéressante. Elle plaît aux enfants qui en discutent entre eux. Elle </text:span><text:span text:style-name="T214">les</text:span><text:span text:style-name="T298">[</text:span><text:span text:style-name="T301">pronom personnel</text:span><text:span text:style-name="T298">]</text:span><text:span text:style-name="T245"> fait parler avec ravissement pendant toute </text:span><text:span text:style-name="T214">la</text:span><text:span text:style-name="T298">[D</text:span><text:span text:style-name="T301">D</text:span><text:span text:style-name="T298">]</text:span><text:span text:style-name="T245"> journée. </text:span></text:p>
      <text:p text:style-name="P148"><text:span text:style-name="T245"><text:tab/>Je n’arrive pas à </text:span><text:span text:style-name="T214">le</text:span><text:span text:style-name="T298">[</text:span><text:span text:style-name="T301">pronom personnel</text:span><text:span text:style-name="T298">]</text:span><text:span text:style-name="T245"> croire : quand vient </text:span><text:span text:style-name="T214">le</text:span><text:span text:style-name="T298">[D</text:span><text:span text:style-name="T301">D</text:span><text:span text:style-name="T298">]</text:span><text:span text:style-name="T245"> soir, </text:span><text:span text:style-name="T214">les</text:span><text:span text:style-name="T298">[D</text:span><text:span text:style-name="T301">D</text:span><text:span text:style-name="T298">]</text:span><text:span text:style-name="T245"> enfants ne </text:span><text:span text:style-name="T214">l’</text:span><text:span text:style-name="T298">[</text:span><text:span text:style-name="T301">pronom personnel</text:span><text:span text:style-name="T298">]</text:span><text:span text:style-name="T245">oublient pas !</text:span></text:p>
      <text:p text:style-name="P53"><text:span text:style-name="T317">■ </text:span><text:span text:style-name="T286">exercice n°8 : distinguer la nature grammaticale de </text:span><text:span text:style-name="T20">on</text:span></text:p>
      <text:p text:style-name="P65"><text:span text:style-name="T252">Q</text:span><text:span text:style-name="T251">uelle est la nature grammaticale des deux mots ou groupes de mots soulignés ?</text:span></text:p>
      <text:p text:style-name="P136"><text:span text:style-name="T79"><text:tab/></text:span><text:span text:style-name="T80">Nous pensions le connaître mais aujourd’hui </text:span><text:span text:style-name="T63">on</text:span><text:span text:style-name="T311">[</text:span><text:span text:style-name="T312">pronom personnel</text:span><text:span text:style-name="T311">]</text:span><text:span text:style-name="T80"> doit se rendre à l’évidence.</text:span></text:p>
      <text:p text:style-name="P147"><text:span text:style-name="T253"><text:tab/></text:span><text:span text:style-name="T224">On</text:span><text:span text:style-name="T298">[</text:span><text:span text:style-name="T302">pronom indéfini</text:span><text:span text:style-name="T298">]</text:span><text:span text:style-name="T253"> a souvent besoin d’un plus petit que soi.</text:span></text:p>
      <text:p text:style-name="P53"><text:span text:style-name="T317">■ </text:span><text:span text:style-name="T286">exercice n°9 : distinguer la nature grammaticale de </text:span><text:span text:style-name="T21">que</text:span></text:p>
      <text:p text:style-name="P65"><text:span text:style-name="T252">Q</text:span><text:span text:style-name="T251">uelle est la nature grammaticale des mots ou groupes de mots soulignés ?</text:span></text:p>
      <text:p text:style-name="P137"><text:span text:style-name="T79"><text:tab/></text:span><text:span text:style-name="T59">Q</text:span><text:span text:style-name="T58">ue</text:span><text:span text:style-name="T311">[</text:span><text:span text:style-name="T313">adverbe exclamatif</text:span><text:span text:style-name="T311">]</text:span><text:span text:style-name="T76"> tu es bête ! </text:span><text:span text:style-name="T58">Que</text:span><text:span text:style-name="T311">[</text:span><text:span text:style-name="T313">pronom interrogatif</text:span><text:span text:style-name="T311">]</text:span><text:span text:style-name="T76"> veux-tu, c’est ainsi </text:span><text:span text:style-name="T58">que</text:span><text:span text:style-name="T311">[</text:span><text:span text:style-name="T313">conj. de subordination</text:span><text:span text:style-name="T311">]</text:span><text:span text:style-name="T76"> je vois les choses. Je crois </text:span><text:span text:style-name="T58">qu</text:span><text:span text:style-name="T311">[</text:span><text:span text:style-name="T313">conj. de subordination</text:span><text:span text:style-name="T311">]</text:span><text:span text:style-name="T76">’il n’aime pas </text:span><text:span text:style-name="T58">que</text:span><text:span text:style-name="T311">[</text:span><text:span text:style-name="T313">conj. de subordination</text:span><text:span text:style-name="T311">]</text:span><text:span text:style-name="T76"> je m’occupe des lettres </text:span><text:span text:style-name="T58">que</text:span><text:span text:style-name="T311">[</text:span><text:span text:style-name="T313">pronom relatif</text:span><text:span text:style-name="T311">]</text:span><text:span text:style-name="T76"> je lui ai écrites.</text:span></text:p>
      <text:p text:style-name="P53"><text:span text:style-name="T317">■ </text:span><text:span text:style-name="T286">exercice n°10 : distinguer la nature grammaticale de </text:span><text:span text:style-name="T23">personne</text:span></text:p>
      <text:p text:style-name="P65"><text:span text:style-name="T252">Q</text:span><text:span text:style-name="T251">uelle est la nature grammaticale des </text:span><text:span text:style-name="T255">quatre </text:span><text:span text:style-name="T251">mots ou groupes de mots soulignés ?</text:span></text:p>
      <text:p text:style-name="P138"><text:span text:style-name="T79"><text:tab/></text:span><text:span text:style-name="T70">Personne</text:span><text:span text:style-name="T311">[</text:span><text:span text:style-name="T314">pronom indéfini</text:span><text:span text:style-name="T311">]</text:span><text:span text:style-name="T81"> n’aime reconnaître ses erreurs mais je connais une </text:span><text:span text:style-name="T70">personne</text:span><text:span text:style-name="T311">[</text:span><text:span text:style-name="T314">nom commun</text:span><text:span text:style-name="T311">]</text:span><text:span text:style-name="T81"> au moins qui en est capable. Tu sais, </text:span><text:span text:style-name="T70">personne</text:span><text:span text:style-name="T311">[</text:span><text:span text:style-name="T314">pronom indéfini</text:span><text:span text:style-name="T311">]</text:span><text:span text:style-name="T81"> ne pourra l’avouer à haute voix mais il est des </text:span><text:span text:style-name="T70">personnes</text:span><text:span text:style-name="T311">[</text:span><text:span text:style-name="T314">nom commun</text:span><text:span text:style-name="T311">]</text:span><text:span text:style-name="T81"> de ma connaissance qui en sont capables.</text:span></text:p>
      <text:p text:style-name="P53"><text:span text:style-name="T317">■ </text:span><text:span text:style-name="T286">exercice n°11 : distinguer la nature grammaticale de </text:span><text:span text:style-name="T25">ce</text:span></text:p>
      <text:p text:style-name="P64"><text:span text:style-name="T252">Q</text:span><text:span text:style-name="T251">uelle est la nature grammaticale des </text:span><text:span text:style-name="T256">quatre </text:span><text:span text:style-name="T251">mots ou groupes de mots soulignés ?</text:span></text:p>
      <text:p text:style-name="P144"><text:span text:style-name="T283"><text:tab/></text:span><text:span text:style-name="T240">Ce</text:span><text:span text:style-name="T304">[</text:span><text:span text:style-name="T305">pronom indéfini</text:span><text:span text:style-name="T304">]</text:span><text:span text:style-name="T283"> n’est pas normal ! </text:span><text:span text:style-name="T240">Ce</text:span><text:span text:style-name="T304">[D</text:span><text:span text:style-name="T305">D</text:span><text:span text:style-name="T304">]</text:span><text:span text:style-name="T283"> poster ne colle pas sur le</text:span><text:span text:style-name="T284">s</text:span><text:span text:style-name="T283"> mur</text:span><text:span text:style-name="T284">s</text:span><text:span text:style-name="T283"> et ça commence à m’énerver. </text:span><text:span text:style-name="T240">C</text:span><text:span text:style-name="T304">[</text:span><text:span text:style-name="T305">pronom indéfini</text:span><text:span text:style-name="T304">]</text:span><text:span text:style-name="T283">’est inacceptable ! </text:span><text:span text:style-name="T257">Je vais de </text:span><text:span text:style-name="T226">ce</text:span><text:span text:style-name="T304">[D</text:span><text:span text:style-name="T305">D</text:span><text:span text:style-name="T304">]</text:span><text:span text:style-name="T257"> pas dénoncer la personne qui s’en est occupé</text:span><text:span text:style-name="T282">e</text:span><text:span text:style-name="T257">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Ubuntu" svg:font-family="Ubuntu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13e2940" officeooo:paragraph-rsid="013e294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Les natures de mot pouvant poser problème (cycle 4) <text:tab/><text:tab/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21:41:58.661121364</meta:creation-date>
    <dc:date>2021-03-23T21:35:05.428689956</dc:date>
    <meta:editing-duration>PT10H54M26S</meta:editing-duration>
    <meta:editing-cycles>271</meta:editing-cycles>
    <meta:generator>LibreOffice/6.0.7.3$Linux_X86_64 LibreOffice_project/00m0$Build-3</meta:generator>
    <meta:print-date>2021-03-18T00:00:47.405011612</meta:print-date>
    <meta:document-statistic meta:table-count="0" meta:image-count="0" meta:object-count="0" meta:page-count="9" meta:paragraph-count="202" meta:word-count="2756" meta:character-count="16598" meta:non-whitespace-character-count="13821"/>
  </office:meta>
</office:document-meta>
</file>